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Südtiroler Sekt 600 Blanc de Blances Kellerei Kurtats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16dwdnfp4bsvst8jgf7a6</text:p>
          </table:table-cell>
          <table:table-cell office:value-type="string">
            <text:p>SPARKLING</text:p>
          </table:table-cell>
          <table:table-cell office:value-type="string">
            <text:p>Sekt Riserva 600 Blanc de blancs Extra Brut</text:p>
          </table:table-cell>
          <table:table-cell office:value-type="string">
            <text:p>Cantina Kurtatsch</text:p>
          </table:table-cell>
          <table:table-cell office:value-type="float" office:value="37.51722">
            <text:p>37.51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Südtiroler Sekt Versé Rosé Pitzner Kardau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8w5zxd2n64ts8fte1</text:p>
          </table:table-cell>
          <table:table-cell office:value-type="string">
            <text:p>ROSE_SPARKLING</text:p>
          </table:table-cell>
          <table:table-cell office:value-type="string">
            <text:p>Versé Rosé Brut</text:p>
          </table:table-cell>
          <table:table-cell office:value-type="string">
            <text:p>Pitzner</text:p>
          </table:table-cell>
          <table:table-cell office:value-type="float" office:value="39.30452">
            <text:p>39.30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rentodoc Riserva Graal Brut 2013 Alte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b6rh6nc323sr1hdpn</text:p>
          </table:table-cell>
          <table:table-cell office:value-type="string">
            <text:p>SPARKLING</text:p>
          </table:table-cell>
          <table:table-cell office:value-type="string">
            <text:p>Riserva Graal Método Classico Brut</text:p>
          </table:table-cell>
          <table:table-cell office:value-type="string">
            <text:p>Altemasi</text:p>
          </table:table-cell>
          <table:table-cell office:value-type="float" office:value="44.590282">
            <text:p>44.590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rentodoc Riserva Graal Brut 2011 Altemas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b6rh6nc323sr1hdpn</text:p>
          </table:table-cell>
          <table:table-cell office:value-type="string">
            <text:p>SPARKLING</text:p>
          </table:table-cell>
          <table:table-cell office:value-type="string">
            <text:p>Riserva Graal Método Classico Brut</text:p>
          </table:table-cell>
          <table:table-cell office:value-type="string">
            <text:p>Altemasi</text:p>
          </table:table-cell>
          <table:table-cell office:value-type="float" office:value="44.590282">
            <text:p>44.590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rentodoc Riserva Graal Brut 2009 Altemas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b6rh6nc323sr1hdpn</text:p>
          </table:table-cell>
          <table:table-cell office:value-type="string">
            <text:p>SPARKLING</text:p>
          </table:table-cell>
          <table:table-cell office:value-type="string">
            <text:p>Riserva Graal Método Classico Brut</text:p>
          </table:table-cell>
          <table:table-cell office:value-type="string">
            <text:p>Altemasi</text:p>
          </table:table-cell>
          <table:table-cell office:value-type="float" office:value="44.590282">
            <text:p>44.590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rentodoc Riserva del Fondatore Extra Brut 2009 Giulio Ferrari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46.458076">
            <text:p>46.458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Schaumwein A Lorenzo Extra Brut Pinot Noir Luca Bellani Lombarde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s1gjafc7g5eam89g0</text:p>
          </table:table-cell>
          <table:table-cell office:value-type="string">
            <text:p>SPARKLING</text:p>
          </table:table-cell>
          <table:table-cell office:value-type="string">
            <text:p>Metodo Classico A Lorenzo 180 Mesi Extra Brut</text:p>
          </table:table-cell>
          <table:table-cell office:value-type="string">
            <text:p>Luca Bellani</text:p>
          </table:table-cell>
          <table:table-cell office:value-type="float" office:value="48.977226">
            <text:p>48.9772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Pinot Noir Sekt Blanc de Noirs 2017 Heymann-Löwenstein Mos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dcwznfp8c28jqwcp4</text:p>
          </table:table-cell>
          <table:table-cell office:value-type="string">
            <text:p>SPARKLING</text:p>
          </table:table-cell>
          <table:table-cell office:value-type="string">
            <text:p>Blanc de Noirs</text:p>
          </table:table-cell>
          <table:table-cell office:value-type="string">
            <text:p>Heymann-Löwenstein</text:p>
          </table:table-cell>
          <table:table-cell office:value-type="float" office:value="45.571278">
            <text:p>45.571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Initial Grand Cru Brut Jacques Seloss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djr7edgveykk4hs4s</text:p>
          </table:table-cell>
          <table:table-cell office:value-type="string">
            <text:p>SPARKLING</text:p>
          </table:table-cell>
          <table:table-cell office:value-type="string">
            <text:p>Champagne Grand Cru Blanc de Blancs Initial Brut</text:p>
          </table:table-cell>
          <table:table-cell office:value-type="string">
            <text:p>Jacques Selosse</text:p>
          </table:table-cell>
          <table:table-cell office:value-type="float" office:value="47.643627">
            <text:p>47.6436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atitude Extra Brut Larmandier-Bern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d01dh5ccgq479h0k5</text:p>
          </table:table-cell>
          <table:table-cell office:value-type="string">
            <text:p>SPARKLING</text:p>
          </table:table-cell>
          <table:table-cell office:value-type="string">
            <text:p>Champagne Latitude Extra Brut Bio</text:p>
          </table:table-cell>
          <table:table-cell office:value-type="string">
            <text:p>Larmandier-Bernier</text:p>
          </table:table-cell>
          <table:table-cell office:value-type="float" office:value="54.890717">
            <text:p>54.890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erre de Vetrus 2016 Brut Nature Larmandier-Berni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z1tbmd7vy0qtsys35</text:p>
          </table:table-cell>
          <table:table-cell office:value-type="string">
            <text:p>SPARKLING</text:p>
          </table:table-cell>
          <table:table-cell office:value-type="string">
            <text:p>Champagne Premier Cru Terre de Vertus Non Dosé</text:p>
          </table:table-cell>
          <table:table-cell office:value-type="string">
            <text:p>Larmandier-Bernier</text:p>
          </table:table-cell>
          <table:table-cell office:value-type="float" office:value="52.194427">
            <text:p>52.194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Terre de Vetrus 2015 Brut Nature Larmandier-Berni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z1tbmd7vy0qtsys35</text:p>
          </table:table-cell>
          <table:table-cell office:value-type="string">
            <text:p>SPARKLING</text:p>
          </table:table-cell>
          <table:table-cell office:value-type="string">
            <text:p>Champagne Premier Cru Terre de Vertus Non Dosé</text:p>
          </table:table-cell>
          <table:table-cell office:value-type="string">
            <text:p>Larmandier-Bernier</text:p>
          </table:table-cell>
          <table:table-cell office:value-type="float" office:value="52.194427">
            <text:p>52.194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Vieille Vigne du Levant 2013 Grand Cru Brut Nature Larmandier-Bern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547r5jgaazkcs17d7</text:p>
          </table:table-cell>
          <table:table-cell office:value-type="string">
            <text:p>SPARKLING</text:p>
          </table:table-cell>
          <table:table-cell office:value-type="string">
            <text:p>Vieille Vigne du Levant Champagne Grand Cru</text:p>
          </table:table-cell>
          <table:table-cell office:value-type="string">
            <text:p>Larmandier-Bernier</text:p>
          </table:table-cell>
          <table:table-cell office:value-type="float" office:value="62.072964">
            <text:p>62.072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Ozanne Grand Cru Brut Michel Fallo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0">
            <text:p>3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tj5shpty7n8tmk0h1</text:p>
          </table:table-cell>
          <table:table-cell office:value-type="string">
            <text:p>SPARKLING</text:p>
          </table:table-cell>
          <table:table-cell office:value-type="string">
            <text:p>Champagne Blanc de Blancs Grand Cru Avize Ozanne Brut</text:p>
          </table:table-cell>
          <table:table-cell office:value-type="string">
            <text:p>Michel Fallon</text:p>
          </table:table-cell>
          <table:table-cell office:value-type="float" office:value="40.54819">
            <text:p>40.548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es Quatre Terroirs Grand Cru Extra Brut Pertois Moris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6wyxf3xam9rd1yn4z</text:p>
          </table:table-cell>
          <table:table-cell office:value-type="string">
            <text:p>SPARKLING</text:p>
          </table:table-cell>
          <table:table-cell office:value-type="string">
            <text:p>Champagne Grand Cru Les Quatre Terroirs</text:p>
          </table:table-cell>
          <table:table-cell office:value-type="string">
            <text:p>Pertois-Moriset</text:p>
          </table:table-cell>
          <table:table-cell office:value-type="float" office:value="60.772175">
            <text:p>60.772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Mi-Pentes Premier Cru Extra Brut Lacourte-Godbill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xrap2tzpcm3qdzz43</text:p>
          </table:table-cell>
          <table:table-cell office:value-type="string">
            <text:p>SPARKLING</text:p>
          </table:table-cell>
          <table:table-cell office:value-type="string">
            <text:p>Mi-Pentes Champagne Premier Cru</text:p>
          </table:table-cell>
          <table:table-cell office:value-type="string">
            <text:p>Lacourte-Godbillon</text:p>
          </table:table-cell>
          <table:table-cell office:value-type="float" office:value="66.3059">
            <text:p>66.30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Eugene (M/PN) Extra Brut Moussé Fi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gzmxbvmhr92fzy9dtvv3g7</text:p>
          </table:table-cell>
          <table:table-cell office:value-type="string">
            <text:p>SPARKLING</text:p>
          </table:table-cell>
          <table:table-cell office:value-type="string">
            <text:p>Champagne Blanc de Blanc Eugene Extra Brut</text:p>
          </table:table-cell>
          <table:table-cell office:value-type="string">
            <text:p>Moussé Fils</text:p>
          </table:table-cell>
          <table:table-cell office:value-type="float" office:value="41.207893">
            <text:p>41.2078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Montchenot 2019 Extra Brut Nicolas Maillar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xfd29jjq9gbe8y0hj34tvd</text:p>
          </table:table-cell>
          <table:table-cell office:value-type="string">
            <text:p>SPARKLING</text:p>
          </table:table-cell>
          <table:table-cell office:value-type="string">
            <text:p>Montchenot 1er cru</text:p>
          </table:table-cell>
          <table:table-cell office:value-type="string">
            <text:p>Nicolas Maillart</text:p>
          </table:table-cell>
          <table:table-cell office:value-type="float" office:value="45.067955">
            <text:p>45.067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Zero (PN/CH/M) Brut Nature Tarla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ecbq7whxpq5see53</text:p>
          </table:table-cell>
          <table:table-cell office:value-type="string">
            <text:p>SPARKLING</text:p>
          </table:table-cell>
          <table:table-cell office:value-type="string">
            <text:p>Champagne Zero Brut Nature</text:p>
          </table:table-cell>
          <table:table-cell office:value-type="string">
            <text:p>Tarlant</text:p>
          </table:table-cell>
          <table:table-cell office:value-type="float" office:value="39.683006">
            <text:p>39.683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Dans un Premier Temps (CH/ PN/M) Extra Brut Dhondt-Grell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trcd2z95arwybx7zb</text:p>
          </table:table-cell>
          <table:table-cell office:value-type="string">
            <text:p>SPARKLING</text:p>
          </table:table-cell>
          <table:table-cell office:value-type="string">
            <text:p>Dans un Premier Temps Extra Brut Champagne</text:p>
          </table:table-cell>
          <table:table-cell office:value-type="string">
            <text:p>Dhondt-Grellet</text:p>
          </table:table-cell>
          <table:table-cell office:value-type="float" office:value="67.4146">
            <text:p>67.41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Millesime 2013 (CH/PN/M) Brut Nature Philippe Gam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7kbbrc1f2pxggp8fs</text:p>
          </table:table-cell>
          <table:table-cell office:value-type="string">
            <text:p>SPARKLING</text:p>
          </table:table-cell>
          <table:table-cell office:value-type="string">
            <text:p>Millesime Brut Nature Champagne</text:p>
          </table:table-cell>
          <table:table-cell office:value-type="string">
            <text:p>Philippe Gamet</text:p>
          </table:table-cell>
          <table:table-cell office:value-type="float" office:value="46.687973">
            <text:p>46.687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Grand Réserve (CH/PN/M) Brut Goss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75yr9fd6x5zw9k1k</text:p>
          </table:table-cell>
          <table:table-cell office:value-type="string">
            <text:p>SPARKLING</text:p>
          </table:table-cell>
          <table:table-cell office:value-type="string">
            <text:p>Champagne Grande Réserve Brut</text:p>
          </table:table-cell>
          <table:table-cell office:value-type="string">
            <text:p>Gosset</text:p>
          </table:table-cell>
          <table:table-cell office:value-type="float" office:value="34.332584">
            <text:p>34.332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Sainte Anne (M/CH/PN) Brut Chartogne-Taill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0fxt7kmnrzjx1cz1</text:p>
          </table:table-cell>
          <table:table-cell office:value-type="string">
            <text:p>SPARKLING</text:p>
          </table:table-cell>
          <table:table-cell office:value-type="string">
            <text:p>Sainte Anne Brut</text:p>
          </table:table-cell>
          <table:table-cell office:value-type="string">
            <text:p>Chartogne-Taillet</text:p>
          </table:table-cell>
          <table:table-cell office:value-type="float" office:value="59.515106">
            <text:p>59.5151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oyal Réserve (PN/CH/M) Brut Philipponna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nx7n95vw12dcynhy</text:p>
          </table:table-cell>
          <table:table-cell office:value-type="string">
            <text:p>SPARKLING</text:p>
          </table:table-cell>
          <table:table-cell office:value-type="string">
            <text:p>Champagne Royale Réserve Brut</text:p>
          </table:table-cell>
          <table:table-cell office:value-type="string">
            <text:p>Philipponnat</text:p>
          </table:table-cell>
          <table:table-cell office:value-type="float" office:value="37.28451">
            <text:p>37.284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es Premices (CH/M/PN) Brut Egly-Ouri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5f3f1hatfgn025xx</text:p>
          </table:table-cell>
          <table:table-cell office:value-type="string">
            <text:p>SPARKLING</text:p>
          </table:table-cell>
          <table:table-cell office:value-type="string">
            <text:p>Champagne Grand Cru Les Prémices Brut</text:p>
          </table:table-cell>
          <table:table-cell office:value-type="string">
            <text:p>Egly-Ouriet</text:p>
          </table:table-cell>
          <table:table-cell office:value-type="float" office:value="50.193184">
            <text:p>50.193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Grand Cru 2018 (PN/CH) Extra Brut Egly-Ouri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f782ryqv710jecfqq4</text:p>
          </table:table-cell>
          <table:table-cell office:value-type="string">
            <text:p>SPARKLING</text:p>
          </table:table-cell>
          <table:table-cell office:value-type="string">
            <text:p>Champagne Grand Cru Extra Brut</text:p>
          </table:table-cell>
          <table:table-cell office:value-type="string">
            <text:p>Egly-Ouriet</text:p>
          </table:table-cell>
          <table:table-cell office:value-type="float" office:value="54.232063">
            <text:p>54.2320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eliance (M/PN/CH) Brut Nature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jt4pp0mw1pmr0w3vcq</text:p>
          </table:table-cell>
          <table:table-cell office:value-type="string">
            <text:p>SPARKLING</text:p>
          </table:table-cell>
          <table:table-cell office:value-type="string">
            <text:p>Champagne Réliance Brut Nature</text:p>
          </table:table-cell>
          <table:table-cell office:value-type="string">
            <text:p>Franck Pascal</text:p>
          </table:table-cell>
          <table:table-cell office:value-type="float" office:value="45.74057">
            <text:p>45.74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ibérance 2015 (M/PN/CH)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1wgvaagav68sqpd59</text:p>
          </table:table-cell>
          <table:table-cell office:value-type="string">
            <text:p>SPARKLING</text:p>
          </table:table-cell>
          <table:table-cell office:value-type="string">
            <text:p>Champagne Libérance Brut Nature</text:p>
          </table:table-cell>
          <table:table-cell office:value-type="string">
            <text:p>Franck Pascal</text:p>
          </table:table-cell>
          <table:table-cell office:value-type="float" office:value="41.90911">
            <text:p>41.909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Pacifiance (M/PN/CH) Brut Nature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k1pemxa551nafsmenn</text:p>
          </table:table-cell>
          <table:table-cell office:value-type="string">
            <text:p>SPARKLING</text:p>
          </table:table-cell>
          <table:table-cell office:value-type="string">
            <text:p>Pacifiance Brut Nature Champagne</text:p>
          </table:table-cell>
          <table:table-cell office:value-type="string">
            <text:p>Franck Pascal</text:p>
          </table:table-cell>
          <table:table-cell office:value-type="float" office:value="49.228626">
            <text:p>49.2286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Quinte-Essence 2013 (M/CH) Extra Brut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Champagne Quinte Essence Extra Brut</text:p>
          </table:table-cell>
          <table:table-cell office:value-type="string">
            <text:p>Franck Pascal</text:p>
          </table:table-cell>
          <table:table-cell office:value-type="float" office:value="49.744946">
            <text:p>49.744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Quinte-Essence 2010 (M/CH) Extra Brut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Champagne Quinte Essence Extra Brut</text:p>
          </table:table-cell>
          <table:table-cell office:value-type="string">
            <text:p>Franck Pascal</text:p>
          </table:table-cell>
          <table:table-cell office:value-type="float" office:value="49.744946">
            <text:p>49.744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Quinte-Essence 2008 (M/CH) Extra Brut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Champagne Quinte Essence Extra Brut</text:p>
          </table:table-cell>
          <table:table-cell office:value-type="string">
            <text:p>Franck Pascal</text:p>
          </table:table-cell>
          <table:table-cell office:value-type="float" office:value="49.744946">
            <text:p>49.744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Quinte-Essence 2007 (M/CH) Extra Brut Franck Pasc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5fa8rsb1f0k2n037</text:p>
          </table:table-cell>
          <table:table-cell office:value-type="string">
            <text:p>SPARKLING</text:p>
          </table:table-cell>
          <table:table-cell office:value-type="string">
            <text:p>Champagne Quinte Essence Extra Brut</text:p>
          </table:table-cell>
          <table:table-cell office:value-type="string">
            <text:p>Franck Pascal</text:p>
          </table:table-cell>
          <table:table-cell office:value-type="float" office:value="49.744946">
            <text:p>49.7449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Influence (PN/M/CH) Brut Miniere F&amp;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822wqts1skw82ndrm</text:p>
          </table:table-cell>
          <table:table-cell office:value-type="string">
            <text:p>SPARKLING</text:p>
          </table:table-cell>
          <table:table-cell office:value-type="string">
            <text:p>Influence Cuvée Brut Champagne</text:p>
          </table:table-cell>
          <table:table-cell office:value-type="string">
            <text:p>Miniere F. &amp; R.</text:p>
          </table:table-cell>
          <table:table-cell office:value-type="float" office:value="46.808853">
            <text:p>46.808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emin des Rois (PN/CH) Brut Nature Vincent Cuill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915ett7pn86ayzezm8fqsa</text:p>
          </table:table-cell>
          <table:table-cell office:value-type="string">
            <text:p>SPARKLING</text:p>
          </table:table-cell>
          <table:table-cell office:value-type="string">
            <text:p>Champagne Chemin des Rois Brut Nature</text:p>
          </table:table-cell>
          <table:table-cell office:value-type="string">
            <text:p>Cuillier</text:p>
          </table:table-cell>
          <table:table-cell office:value-type="float" office:value="47.66789">
            <text:p>47.667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uvée Millésimé 2013 (CH/PN/PM) Brut Jean-Marie Masson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cec8s05bsyar462v</text:p>
          </table:table-cell>
          <table:table-cell office:value-type="string">
            <text:p>SPARKLING</text:p>
          </table:table-cell>
          <table:table-cell office:value-type="string">
            <text:p>Millésime Brut Champagne</text:p>
          </table:table-cell>
          <table:table-cell office:value-type="string">
            <text:p>Jean-Marie Massonnot</text:p>
          </table:table-cell>
          <table:table-cell office:value-type="float" office:value="46.4916">
            <text:p>46.49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Plantine (PN/CH/M) Extra Brut Nicolas Maillar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b8f5r768av9db9nwn</text:p>
          </table:table-cell>
          <table:table-cell office:value-type="string">
            <text:p>SPARKLING</text:p>
          </table:table-cell>
          <table:table-cell office:value-type="string">
            <text:p>Platine Extra Brut Champagne Premier Cru</text:p>
          </table:table-cell>
          <table:table-cell office:value-type="string">
            <text:p>Nicolas Maillart</text:p>
          </table:table-cell>
          <table:table-cell office:value-type="float" office:value="45.567963">
            <text:p>45.567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Garennes (M/CH) Extra Brut Georges Lav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wef6qw66j2grr78sw</text:p>
          </table:table-cell>
          <table:table-cell office:value-type="string">
            <text:p>SPARKLING</text:p>
          </table:table-cell>
          <table:table-cell office:value-type="string">
            <text:p>Champagne Garennes Extra Brut</text:p>
          </table:table-cell>
          <table:table-cell office:value-type="string">
            <text:p>Georges Laval</text:p>
          </table:table-cell>
          <table:table-cell office:value-type="float" office:value="49.114204">
            <text:p>49.114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uvée Louise 2004 (PN/CH) Brut Nature Tarla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e8ppqwee5bpaq7bz</text:p>
          </table:table-cell>
          <table:table-cell office:value-type="string">
            <text:p>SPARKLING</text:p>
          </table:table-cell>
          <table:table-cell office:value-type="string">
            <text:p>Cuvée Louis Brut Champagne</text:p>
          </table:table-cell>
          <table:table-cell office:value-type="string">
            <text:p>Tarlant</text:p>
          </table:table-cell>
          <table:table-cell office:value-type="float" office:value="38.36473">
            <text:p>38.364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Vignes de mon village (M) Brut Nature Famille Mouss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ppsea2v6r2yt81cvem</text:p>
          </table:table-cell>
          <table:table-cell office:value-type="string">
            <text:p>SPARKLING</text:p>
          </table:table-cell>
          <table:table-cell office:value-type="string">
            <text:p>Les Vignes de Mon Village Blanc de Meuniers Champagne</text:p>
          </table:table-cell>
          <table:table-cell office:value-type="string">
            <text:p>Moussé Fils</text:p>
          </table:table-cell>
          <table:table-cell office:value-type="float" office:value="31.282486">
            <text:p>31.282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umiéres Premier Cru (M) Brut Nature Georges Lava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g5x3xh4ee8x4m2w9kk</text:p>
          </table:table-cell>
          <table:table-cell office:value-type="string">
            <text:p>SPARKLING</text:p>
          </table:table-cell>
          <table:table-cell office:value-type="string">
            <text:p>Champagne Premier Cru Cumières Brut Nature</text:p>
          </table:table-cell>
          <table:table-cell office:value-type="string">
            <text:p>Georges Laval</text:p>
          </table:table-cell>
          <table:table-cell office:value-type="float" office:value="53.08149">
            <text:p>53.081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Rosé (CH/PN) Brut Chartogne Taill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w3vetrw33zsg7w10d</text:p>
          </table:table-cell>
          <table:table-cell office:value-type="string">
            <text:p>SPARKLING</text:p>
          </table:table-cell>
          <table:table-cell office:value-type="string">
            <text:p>Le Rosé Brut Champagne</text:p>
          </table:table-cell>
          <table:table-cell office:value-type="string">
            <text:p>Chartogne-Taillet</text:p>
          </table:table-cell>
          <table:table-cell office:value-type="float" office:value="48.93972">
            <text:p>48.939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Influence Rosé (PN/M/CH) Miniere F&amp;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bm8rff597est1x7mj</text:p>
          </table:table-cell>
          <table:table-cell office:value-type="string">
            <text:p>SPARKLING</text:p>
          </table:table-cell>
          <table:table-cell office:value-type="string">
            <text:p>Influence Cuvée Brut Rosé Champagne</text:p>
          </table:table-cell>
          <table:table-cell office:value-type="string">
            <text:p>Miniere F. &amp; R.</text:p>
          </table:table-cell>
          <table:table-cell office:value-type="float" office:value="45.27178">
            <text:p>45.271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Grand Rosé Brut Goss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d5g0zb0ve5feecr5</text:p>
          </table:table-cell>
          <table:table-cell office:value-type="string">
            <text:p>SPARKLING</text:p>
          </table:table-cell>
          <table:table-cell office:value-type="string">
            <text:p>Brut Grand Rosé Champagne</text:p>
          </table:table-cell>
          <table:table-cell office:value-type="string">
            <text:p>Gosset</text:p>
          </table:table-cell>
          <table:table-cell office:value-type="float" office:value="34.57111">
            <text:p>34.571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Prestige Rosé Brut Taittin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4nh4nvffj7y524xn</text:p>
          </table:table-cell>
          <table:table-cell office:value-type="string">
            <text:p>SPARKLING</text:p>
          </table:table-cell>
          <table:table-cell office:value-type="string">
            <text:p>Prestige Rosé Brut Champagne</text:p>
          </table:table-cell>
          <table:table-cell office:value-type="string">
            <text:p>Taittinger</text:p>
          </table:table-cell>
          <table:table-cell office:value-type="float" office:value="36.731724">
            <text:p>36.731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Rosé de Saignée (M) 2015 Brut Game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n6dqewz4hp9sxsd21y</text:p>
          </table:table-cell>
          <table:table-cell office:value-type="string">
            <text:p>SPARKLING</text:p>
          </table:table-cell>
          <table:table-cell office:value-type="string">
            <text:p>Rosé de Saignée Champagne</text:p>
          </table:table-cell>
          <table:table-cell office:value-type="string">
            <text:p>Philippe Gamet</text:p>
          </table:table-cell>
          <table:table-cell office:value-type="float" office:value="32.22004">
            <text:p>32.22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_ROSE</text:p>
          </table:table-cell>
          <table:table-cell office:value-type="string">
            <text:p>Rosé de Saignée (M) Extra Brut Mathieu Gand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rfwgd3fevqyv0vp8k</text:p>
          </table:table-cell>
          <table:table-cell office:value-type="string">
            <text:p>SPARKLING</text:p>
          </table:table-cell>
          <table:table-cell office:value-type="string">
            <text:p>Rosé de Saignée Extra Brut Champagne</text:p>
          </table:table-cell>
          <table:table-cell office:value-type="string">
            <text:p>Mathieu Gandon</text:p>
          </table:table-cell>
          <table:table-cell office:value-type="float" office:value="52.85582">
            <text:p>52.85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2023 Köfererhof Neustif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576218">
            <text:p>38.5762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Tannenberg 2020 Manincor Kalterer Se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gf3nsnzy6tbmskh6</text:p>
          </table:table-cell>
          <table:table-cell office:value-type="string">
            <text:p>WHITE</text:p>
          </table:table-cell>
          <table:table-cell office:value-type="string">
            <text:p>Sauvignon Blanc Tannenberg Bio</text:p>
          </table:table-cell>
          <table:table-cell office:value-type="string">
            <text:p>Manincor</text:p>
          </table:table-cell>
          <table:table-cell office:value-type="float" office:value="39.913914">
            <text:p>39.9139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Matthias 2019 Pfitscher Mont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j7pwnwnxq0za0tx5</text:p>
          </table:table-cell>
          <table:table-cell office:value-type="string">
            <text:p>WHITE</text:p>
          </table:table-cell>
          <table:table-cell office:value-type="string">
            <text:p>Sauvignon Blanc Riserva Mathias</text:p>
          </table:table-cell>
          <table:table-cell office:value-type="string">
            <text:p>Pfitscher</text:p>
          </table:table-cell>
          <table:table-cell office:value-type="float" office:value="41.561676">
            <text:p>41.5616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Voglar 2020 Dipoli Neumark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383965">
            <text:p>38.3839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Rennaissance Riserva 2019 Gump Hof Völs am Schl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fmb4whagk0xe0myxm</text:p>
          </table:table-cell>
          <table:table-cell office:value-type="string">
            <text:p>WHITE</text:p>
          </table:table-cell>
          <table:table-cell office:value-type="string">
            <text:p>Renaissance Sauvignon Blanc</text:p>
          </table:table-cell>
          <table:table-cell office:value-type="string">
            <text:p>Markus Prackwieser Gump Hof</text:p>
          </table:table-cell>
          <table:table-cell office:value-type="float" office:value="36.415596">
            <text:p>36.415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Praesulis 2021 Gump Hof Völs am Schl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fwsz1dyw69jnqvdcx</text:p>
          </table:table-cell>
          <table:table-cell office:value-type="string">
            <text:p>WHITE</text:p>
          </table:table-cell>
          <table:table-cell office:value-type="string">
            <text:p>Sauvignon Blanc Praesulis</text:p>
          </table:table-cell>
          <table:table-cell office:value-type="string">
            <text:p>Markus Prackwieser Gump Hof</text:p>
          </table:table-cell>
          <table:table-cell office:value-type="float" office:value="41.319443">
            <text:p>41.319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Quarz 2021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1.061035">
            <text:p>51.061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Quarz 2021 Kellerei Terlan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51.061035">
            <text:p>51.061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Marzan 2022 Schloss Plars Algu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eadzzykg3h7cpgv636</text:p>
          </table:table-cell>
          <table:table-cell office:value-type="string">
            <text:p>WHITE</text:p>
          </table:table-cell>
          <table:table-cell office:value-type="string">
            <text:p>Marzan</text:p>
          </table:table-cell>
          <table:table-cell office:value-type="string">
            <text:p>Schloss Plars</text:p>
          </table:table-cell>
          <table:table-cell office:value-type="float" office:value="50.023727">
            <text:p>50.023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ginon Blanc Oberberg 2020 Kornell Sieben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7dashcv82bnem6360</text:p>
          </table:table-cell>
          <table:table-cell office:value-type="string">
            <text:p>WHITE</text:p>
          </table:table-cell>
          <table:table-cell office:value-type="string">
            <text:p>Sauvignon Blanc Oberberg</text:p>
          </table:table-cell>
          <table:table-cell office:value-type="string">
            <text:p>Kornell</text:p>
          </table:table-cell>
          <table:table-cell office:value-type="float" office:value="38.420174">
            <text:p>38.420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Riserva 2020 Prackfol Völs am Schl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bywfrz460achaqk5</text:p>
          </table:table-cell>
          <table:table-cell office:value-type="string">
            <text:p>WHITE</text:p>
          </table:table-cell>
          <table:table-cell office:value-type="string">
            <text:p>Südtiroler Sauvignon</text:p>
          </table:table-cell>
          <table:table-cell office:value-type="string">
            <text:p>Prackfol</text:p>
          </table:table-cell>
          <table:table-cell office:value-type="float" office:value="35.33046">
            <text:p>35.33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auburgunder Amphore Maximus 2021 Pitzner Kardau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w1t5qn3cgew12xsvcc</text:p>
          </table:table-cell>
          <table:table-cell office:value-type="string">
            <text:p>ROSE</text:p>
          </table:table-cell>
          <table:table-cell office:value-type="string">
            <text:p>Maximus</text:p>
          </table:table-cell>
          <table:table-cell office:value-type="string">
            <text:p>Pitzner</text:p>
          </table:table-cell>
          <table:table-cell office:value-type="float" office:value="41.719437">
            <text:p>41.719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 Gols 2021 Griesser Hof Eisackta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k0n35pc8c115psf1e</text:p>
          </table:table-cell>
          <table:table-cell office:value-type="string">
            <text:p>WHITE</text:p>
          </table:table-cell>
          <table:table-cell office:value-type="string">
            <text:p>Gols Eisacktal Sylvaner</text:p>
          </table:table-cell>
          <table:table-cell office:value-type="string">
            <text:p>Griesser</text:p>
          </table:table-cell>
          <table:table-cell office:value-type="float" office:value="51.42282">
            <text:p>51.42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 2021 Daniel Sigmund Brix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5y1q5b89ar1r75mt</text:p>
          </table:table-cell>
          <table:table-cell office:value-type="string">
            <text:p>WHITE</text:p>
          </table:table-cell>
          <table:table-cell office:value-type="string">
            <text:p>Silvaner</text:p>
          </table:table-cell>
          <table:table-cell office:value-type="string">
            <text:p>Daniel Sigmund</text:p>
          </table:table-cell>
          <table:table-cell office:value-type="float" office:value="45.04791">
            <text:p>45.047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In der Lämm 2021 Martin Abraham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v10en1f09qnkk0h7</text:p>
          </table:table-cell>
          <table:table-cell office:value-type="string">
            <text:p>WHITE</text:p>
          </table:table-cell>
          <table:table-cell office:value-type="string">
            <text:p>Weissburgunder in der Låmm</text:p>
          </table:table-cell>
          <table:table-cell office:value-type="string">
            <text:p>Weingut Abraham</text:p>
          </table:table-cell>
          <table:table-cell office:value-type="float" office:value="45.213814">
            <text:p>45.213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Lapis 2018 Oberstein Tscherm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2h2jcjxnaf6f47mma</text:p>
          </table:table-cell>
          <table:table-cell office:value-type="string">
            <text:p>WHITE</text:p>
          </table:table-cell>
          <table:table-cell office:value-type="string">
            <text:p>Lapis</text:p>
          </table:table-cell>
          <table:table-cell office:value-type="string">
            <text:p>Weingut Oberstein</text:p>
          </table:table-cell>
          <table:table-cell office:value-type="float" office:value="37.284954">
            <text:p>37.28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Berg 2022 Niedrist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brtfmc7f9fe7zqrx</text:p>
          </table:table-cell>
          <table:table-cell office:value-type="string">
            <text:p>WHITE</text:p>
          </table:table-cell>
          <table:table-cell office:value-type="string">
            <text:p>Weissburgunder Berg</text:p>
          </table:table-cell>
          <table:table-cell office:value-type="string">
            <text:p>Ignaz Niedrist</text:p>
          </table:table-cell>
          <table:table-cell office:value-type="float" office:value="37.797287">
            <text:p>37.797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Upupa Orange 2020 Martin Abraham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6.545128">
            <text:p>46.5451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Upupa Orange 2019 Martin Abraham Eppan MAGNUM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6.545128">
            <text:p>46.5451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St. Valentin 2021 St. Michael Epp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56.404316">
            <text:p>56.4043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Amphora 2014-2016 Ansitz Dolomythos Ritt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46sgx5k8bxynn2qt</text:p>
          </table:table-cell>
          <table:table-cell office:value-type="string">
            <text:p>WHITE</text:p>
          </table:table-cell>
          <table:table-cell office:value-type="string">
            <text:p>Dolomytos Amphora Bianco</text:p>
          </table:table-cell>
          <table:table-cell office:value-type="string">
            <text:p>Ansitz Dolomytos Sacker</text:p>
          </table:table-cell>
          <table:table-cell office:value-type="float" office:value="56.88044">
            <text:p>56.88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aron Salvadori 2020 Nals-Ma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6.081768">
            <text:p>56.081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aron Salvadori 2017 Nals-Ma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6.081768">
            <text:p>56.0817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Riserva 2020 Schloss Englar Epp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Belasy Chardonnay Riserva</text:p>
          </table:table-cell>
          <table:table-cell office:value-type="string">
            <text:p>Schloss Englar</text:p>
          </table:table-cell>
          <table:table-cell office:value-type="float" office:value="41.70333">
            <text:p>41.70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t. Valentin 2020 St. Michael Epp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54.726913">
            <text:p>54.726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t. Valentin 2019 St. Michael Eppan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54.726913">
            <text:p>54.726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t. Valentin 2020 St. Michael Eppan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54.726913">
            <text:p>54.7269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Gaun 2021 Alois Lageder Ma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9rrcca981vfgqsgg</text:p>
          </table:table-cell>
          <table:table-cell office:value-type="string">
            <text:p>WHITE</text:p>
          </table:table-cell>
          <table:table-cell office:value-type="string">
            <text:p>Chardonnay Gaun Bio</text:p>
          </table:table-cell>
          <table:table-cell office:value-type="string">
            <text:p>Alois Lageder</text:p>
          </table:table-cell>
          <table:table-cell office:value-type="float" office:value="47.991375">
            <text:p>47.9913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2021 Pitzner Kardau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8tsrxc1kmf4qejv0b3</text:p>
          </table:table-cell>
          <table:table-cell office:value-type="string">
            <text:p>SPARKLING</text:p>
          </table:table-cell>
          <table:table-cell office:value-type="string">
            <text:p>Chardonnay</text:p>
          </table:table-cell>
          <table:table-cell office:value-type="string">
            <text:p>Pitzner</text:p>
          </table:table-cell>
          <table:table-cell office:value-type="float" office:value="32.885437">
            <text:p>32.885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2020 Pitzner Kardau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8tsrxc1kmf4qejv0b3</text:p>
          </table:table-cell>
          <table:table-cell office:value-type="string">
            <text:p>SPARKLING</text:p>
          </table:table-cell>
          <table:table-cell office:value-type="string">
            <text:p>Chardonnay</text:p>
          </table:table-cell>
          <table:table-cell office:value-type="string">
            <text:p>Pitzner</text:p>
          </table:table-cell>
          <table:table-cell office:value-type="float" office:value="32.885437">
            <text:p>32.885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Fluch &amp; Segen 2022 Martin Schgraffer Salu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3awbq13x0zzy20yday083k</text:p>
          </table:table-cell>
          <table:table-cell office:value-type="string">
            <text:p>WHITE</text:p>
          </table:table-cell>
          <table:table-cell office:value-type="string">
            <text:p>Chardonnay Fluch und Segen</text:p>
          </table:table-cell>
          <table:table-cell office:value-type="string">
            <text:p>Martin Schgraffer</text:p>
          </table:table-cell>
          <table:table-cell office:value-type="float" office:value="61.89382">
            <text:p>61.89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Reserve della Contessa 2022 (WB/CH/SV) Manincor Kalterer Se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6.41313">
            <text:p>46.41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Aichberg 2018 (WB/CH/SV) Kornell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float" office:value="34.837906">
            <text:p>34.837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Aichberg 2021 (WB/CH/SV) Kornell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float" office:value="34.837906">
            <text:p>34.837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Giovo 2019 (CH/Solaris)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3.3776">
            <text:p>63.3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Weisswein 2016 (WB/GB/SV/R) Ansitz Dolomythos Ritt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Weißwein Dolomytos</text:p>
          </table:table-cell>
          <table:table-cell office:value-type="string">
            <text:p>Ansitz Dolomytos Sacker</text:p>
          </table:table-cell>
          <table:table-cell office:value-type="float" office:value="57.392715">
            <text:p>57.392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osé La Rosé 2020 Manincor Kalterer Se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6.57247">
            <text:p>46.572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üner Veltliner Ried Berg Vogelsang 2019 Bründelmayer Kamptal, Öster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psw58e8850kv8mj31</text:p>
          </table:table-cell>
          <table:table-cell office:value-type="string">
            <text:p>WHITE</text:p>
          </table:table-cell>
          <table:table-cell office:value-type="string">
            <text:p>Grüner Veltliner Ried Berg Vogelsang Bio</text:p>
          </table:table-cell>
          <table:table-cell office:value-type="string">
            <text:p>Weingut Bründlmayer</text:p>
          </table:table-cell>
          <table:table-cell office:value-type="float" office:value="39.860123">
            <text:p>39.860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Galilee 2021 Yarden Golan Heights Winery, Isra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b9qbmmfjf1paste27</text:p>
          </table:table-cell>
          <table:table-cell office:value-type="string">
            <text:p>DESSERT</text:p>
          </table:table-cell>
          <table:table-cell office:value-type="string">
            <text:p>Yarden Heights Gewürztraminer</text:p>
          </table:table-cell>
          <table:table-cell office:value-type="string">
            <text:p>Golan Heights Winery</text:p>
          </table:table-cell>
          <table:table-cell office:value-type="float" office:value="61.092133">
            <text:p>61.092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Pittermännchen GG 2017 Diel Na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kdwyj15mdxw8d4dpe</text:p>
          </table:table-cell>
          <table:table-cell office:value-type="string">
            <text:p>WHITE</text:p>
          </table:table-cell>
          <table:table-cell office:value-type="string">
            <text:p>Pittermännchen Riesling GG</text:p>
          </table:table-cell>
          <table:table-cell office:value-type="string">
            <text:p>Diel</text:p>
          </table:table-cell>
          <table:table-cell office:value-type="float" office:value="33.284065">
            <text:p>33.2840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Frühlingsplätzchen GG 2018 Schäfer-Fröhlich Na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4xqw5xt4vjbtbvwe</text:p>
          </table:table-cell>
          <table:table-cell office:value-type="string">
            <text:p>WHITE</text:p>
          </table:table-cell>
          <table:table-cell office:value-type="string">
            <text:p>Frühlingsplätzchen Riesling GG</text:p>
          </table:table-cell>
          <table:table-cell office:value-type="string">
            <text:p>Schäfer-Fröhlich</text:p>
          </table:table-cell>
          <table:table-cell office:value-type="float" office:value="55.886177">
            <text:p>55.8861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Stromberg GG 2021 Schäfer-Fröhlich Na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paezvvwr271gm2yqq</text:p>
          </table:table-cell>
          <table:table-cell office:value-type="string">
            <text:p>WHITE</text:p>
          </table:table-cell>
          <table:table-cell office:value-type="string">
            <text:p>Stromberg Riesling GG</text:p>
          </table:table-cell>
          <table:table-cell office:value-type="string">
            <text:p>Schäfer-Fröhlich</text:p>
          </table:table-cell>
          <table:table-cell office:value-type="float" office:value="55.7941">
            <text:p>55.79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Kreuznacher Kahlenberg 2022 Dönnhoff Na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1e1bmx97w9507y9m</text:p>
          </table:table-cell>
          <table:table-cell office:value-type="string">
            <text:p>WHITE</text:p>
          </table:table-cell>
          <table:table-cell office:value-type="string">
            <text:p>Kreuznacher Kahlenberg Riesling Trocken</text:p>
          </table:table-cell>
          <table:table-cell office:value-type="string">
            <text:p>Dönnhoff</text:p>
          </table:table-cell>
          <table:table-cell office:value-type="float" office:value="44.32076">
            <text:p>44.32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Kalkofen GG 2021 Von Winning Pfal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bxwcmnwc6hk69k81v</text:p>
          </table:table-cell>
          <table:table-cell office:value-type="string">
            <text:p>WHITE</text:p>
          </table:table-cell>
          <table:table-cell office:value-type="string">
            <text:p>Deidesheimer Kalkofen GG</text:p>
          </table:table-cell>
          <table:table-cell office:value-type="string">
            <text:p>Von Winning</text:p>
          </table:table-cell>
          <table:table-cell office:value-type="float" office:value="49.552124">
            <text:p>49.552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Kiedrich Turmberg GG 2021 Robert Weil Rheing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sr9qetn4v1980fn77y</text:p>
          </table:table-cell>
          <table:table-cell office:value-type="string">
            <text:p>DESSERT</text:p>
          </table:table-cell>
          <table:table-cell office:value-type="string">
            <text:p>Kiedrich Turmberg Riesling Spätlese</text:p>
          </table:table-cell>
          <table:table-cell office:value-type="string">
            <text:p>Robert Weil</text:p>
          </table:table-cell>
          <table:table-cell office:value-type="float" office:value="47.088203">
            <text:p>47.0882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Scharzofberger GG 2021 Van Volxem Sa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c708qz82zjjezdf4h</text:p>
          </table:table-cell>
          <table:table-cell office:value-type="string">
            <text:p>WHITE</text:p>
          </table:table-cell>
          <table:table-cell office:value-type="string">
            <text:p>Scharzhofberger Riesling GG</text:p>
          </table:table-cell>
          <table:table-cell office:value-type="string">
            <text:p>Van Volxem</text:p>
          </table:table-cell>
          <table:table-cell office:value-type="float" office:value="50.385727">
            <text:p>50.385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Rausch GG 2021 Zilliken Mos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fjsvmp834pkpdcrk5v</text:p>
          </table:table-cell>
          <table:table-cell office:value-type="string">
            <text:p>DESSERT</text:p>
          </table:table-cell>
          <table:table-cell office:value-type="string">
            <text:p>Ein Kleiner Rausch</text:p>
          </table:table-cell>
          <table:table-cell office:value-type="string">
            <text:p>Rausch</text:p>
          </table:table-cell>
          <table:table-cell office:value-type="float" office:value="33.870995">
            <text:p>33.870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Röttgen GG 2020 Heymann-Löwenstein Mos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d4sy7a8f62emk9n5y</text:p>
          </table:table-cell>
          <table:table-cell office:value-type="string">
            <text:p>WHITE</text:p>
          </table:table-cell>
          <table:table-cell office:value-type="string">
            <text:p>Riesling Röttgen</text:p>
          </table:table-cell>
          <table:table-cell office:value-type="string">
            <text:p>Heymann-Löwenstein</text:p>
          </table:table-cell>
          <table:table-cell office:value-type="float" office:value="49.39772">
            <text:p>49.39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Erdener Treppchen Spätlese 2020 Markus Molitor Mose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dxz975aq9qr2t99kf</text:p>
          </table:table-cell>
          <table:table-cell office:value-type="string">
            <text:p>WHITE</text:p>
          </table:table-cell>
          <table:table-cell office:value-type="string">
            <text:p>Erdener Treppchen Riesling Spätlese Trocken</text:p>
          </table:table-cell>
          <table:table-cell office:value-type="string">
            <text:p>Markus Molitor</text:p>
          </table:table-cell>
          <table:table-cell office:value-type="float" office:value="51.49337">
            <text:p>51.49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"R" 2021 Rudolf Fürst Fran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z6dxkk076pjzpf4qxv</text:p>
          </table:table-cell>
          <table:table-cell office:value-type="string">
            <text:p>SPARKLING</text:p>
          </table:table-cell>
          <table:table-cell office:value-type="string">
            <text:p>Chardonnay R</text:p>
          </table:table-cell>
          <table:table-cell office:value-type="string">
            <text:p>Rudolf Fürst</text:p>
          </table:table-cell>
          <table:table-cell office:value-type="float" office:value="45.157917">
            <text:p>45.157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Oberbergen Bassgeige 2020 Franz Keller Bad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ajkdfd7hj9mp1988</text:p>
          </table:table-cell>
          <table:table-cell office:value-type="string">
            <text:p>WHITE</text:p>
          </table:table-cell>
          <table:table-cell office:value-type="string">
            <text:p>Oberbergener Bassgeige Chardonnay</text:p>
          </table:table-cell>
          <table:table-cell office:value-type="string">
            <text:p>Franz Keller</text:p>
          </table:table-cell>
          <table:table-cell office:value-type="float" office:value="51.745674">
            <text:p>51.7456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Malterdinger Alte Reben 2021 Bernhard Huber Bad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mr6nnm23q8bjzsq0t</text:p>
          </table:table-cell>
          <table:table-cell office:value-type="string">
            <text:p>WHITE</text:p>
          </table:table-cell>
          <table:table-cell office:value-type="string">
            <text:p>Malterdinger Alte Reben Chardonnay</text:p>
          </table:table-cell>
          <table:table-cell office:value-type="string">
            <text:p>Bernhard Huber</text:p>
          </table:table-cell>
          <table:table-cell office:value-type="float" office:value="50.47976">
            <text:p>50.479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Oberbergen Bassgeige 2020 Franz Keller Bad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d54tp7hrv8r4jqcd</text:p>
          </table:table-cell>
          <table:table-cell office:value-type="string">
            <text:p>WHITE</text:p>
          </table:table-cell>
          <table:table-cell office:value-type="string">
            <text:p>Oberbergener Bassgeige Weissburgunder</text:p>
          </table:table-cell>
          <table:table-cell office:value-type="string">
            <text:p>Franz Keller</text:p>
          </table:table-cell>
          <table:table-cell office:value-type="float" office:value="54.053112">
            <text:p>54.0531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2020 La Duline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51q6eybgjgyh2mx8hm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Vignai da Duline</text:p>
          </table:table-cell>
          <table:table-cell office:value-type="float" office:value="32.198166">
            <text:p>32.198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Ronco Pitotti 2021 La Duline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78e92d6y5srn9zmyd0</text:p>
          </table:table-cell>
          <table:table-cell office:value-type="string">
            <text:p>WHITE</text:p>
          </table:table-cell>
          <table:table-cell office:value-type="string">
            <text:p>Ronco Pitotti Chardonnay</text:p>
          </table:table-cell>
          <table:table-cell office:value-type="string">
            <text:p>Vignai da Duline</text:p>
          </table:table-cell>
          <table:table-cell office:value-type="float" office:value="45.51324">
            <text:p>45.51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Collio 2020 Schiopetto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44.104904">
            <text:p>44.1049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San Zuan 2021 Ronco del Gnemiz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60.063663">
            <text:p>60.0636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Ronco Basso 2021 Ronco del Gnemiz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nnjmb1axqmemska9n</text:p>
          </table:table-cell>
          <table:table-cell office:value-type="string">
            <text:p>WHITE</text:p>
          </table:table-cell>
          <table:table-cell office:value-type="string">
            <text:p>Chardonnay Ronco Basso</text:p>
          </table:table-cell>
          <table:table-cell office:value-type="string">
            <text:p>Ronco del Gnemiz</text:p>
          </table:table-cell>
          <table:table-cell office:value-type="float" office:value="81.164">
            <text:p>81.1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oave Classico 2016 Monte Fiorentine Ca'Rugate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m43pvvbtf77vp9grw</text:p>
          </table:table-cell>
          <table:table-cell office:value-type="string">
            <text:p>WHITE</text:p>
          </table:table-cell>
          <table:table-cell office:value-type="string">
            <text:p>Soave Classico Monte Fiorentine</text:p>
          </table:table-cell>
          <table:table-cell office:value-type="string">
            <text:p>Ca' Rugate</text:p>
          </table:table-cell>
          <table:table-cell office:value-type="float" office:value="58.0764">
            <text:p>58.0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2012 Josko Gravner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064316">
            <text:p>44.0643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ée L'Estro (V/M/SB) 2013 Casa Caterina, Lombarde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rghx03kze8jmzfa85c</text:p>
          </table:table-cell>
          <table:table-cell office:value-type="string">
            <text:p>WHITE</text:p>
          </table:table-cell>
          <table:table-cell office:value-type="string">
            <text:p>L'Estro</text:p>
          </table:table-cell>
          <table:table-cell office:value-type="string">
            <text:p>Casa Caterina</text:p>
          </table:table-cell>
          <table:table-cell office:value-type="float" office:value="48.298935">
            <text:p>48.298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dicchio Classico 2020 Il Coroncino, Mar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3awe4av0jb86bjeat</text:p>
          </table:table-cell>
          <table:table-cell office:value-type="string">
            <text:p>WHITE</text:p>
          </table:table-cell>
          <table:table-cell office:value-type="string">
            <text:p>Verdicchio Il Coroncino</text:p>
          </table:table-cell>
          <table:table-cell office:value-type="string">
            <text:p>Coroncino</text:p>
          </table:table-cell>
          <table:table-cell office:value-type="float" office:value="54.21582">
            <text:p>54.21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dicchio Classico Balluccio 2020 Tenuta dell'Ugolino, Mar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2930ahemfnxm19bfn</text:p>
          </table:table-cell>
          <table:table-cell office:value-type="string">
            <text:p>WHITE</text:p>
          </table:table-cell>
          <table:table-cell office:value-type="string">
            <text:p>Vigneto del Balluccio Verdicchio dei Castelli di Jesi Classico Superiore</text:p>
          </table:table-cell>
          <table:table-cell office:value-type="string">
            <text:p>Tenuta dell'Ugolino</text:p>
          </table:table-cell>
          <table:table-cell office:value-type="float" office:value="49.61523">
            <text:p>49.61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ecorino Onirecep 2020 Pantaleone, Abruzz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0gzna690nth6r2et5z</text:p>
          </table:table-cell>
          <table:table-cell office:value-type="string">
            <text:p>WHITE</text:p>
          </table:table-cell>
          <table:table-cell office:value-type="string">
            <text:p>Onirocep</text:p>
          </table:table-cell>
          <table:table-cell office:value-type="string">
            <text:p>Pantaleone</text:p>
          </table:table-cell>
          <table:table-cell office:value-type="float" office:value="45.37252">
            <text:p>45.372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rebbiano d'Abruzzo 2021 Emidio Pepe, Abruzz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49.518776">
            <text:p>49.518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mentino Bio 2021 Olianas, Sardi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wzzxca0ypf8ankw0bb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Olianas</text:p>
          </table:table-cell>
          <table:table-cell office:value-type="float" office:value="38.473587">
            <text:p>38.4735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arricante Teatro Cajjo 2021 Centopassi, Sizil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3ypvvspcfwdjd1wn80</text:p>
          </table:table-cell>
          <table:table-cell office:value-type="string">
            <text:p>WHITE</text:p>
          </table:table-cell>
          <table:table-cell office:value-type="string">
            <text:p>Teatro Cajjo Carricante</text:p>
          </table:table-cell>
          <table:table-cell office:value-type="string">
            <text:p>Centopassi</text:p>
          </table:table-cell>
          <table:table-cell office:value-type="float" office:value="61.10114">
            <text:p>61.101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echetto 2021 Di Filippo, Umbr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k7pte0ytxhzq41czg</text:p>
          </table:table-cell>
          <table:table-cell office:value-type="string">
            <text:p>WHITE</text:p>
          </table:table-cell>
          <table:table-cell office:value-type="string">
            <text:p>Grechetto Umbria</text:p>
          </table:table-cell>
          <table:table-cell office:value-type="string">
            <text:p>Di Filippo</text:p>
          </table:table-cell>
          <table:table-cell office:value-type="float" office:value="40.18464">
            <text:p>40.184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Etna Bianco 2021 Terra Costantino,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nj1jbjt0jaj8qtvjhp</text:p>
          </table:table-cell>
          <table:table-cell office:value-type="string">
            <text:p>WHITE</text:p>
          </table:table-cell>
          <table:table-cell office:value-type="string">
            <text:p>De Aetna Etna Bianco</text:p>
          </table:table-cell>
          <table:table-cell office:value-type="string">
            <text:p>Terra Costantino</text:p>
          </table:table-cell>
          <table:table-cell office:value-type="float" office:value="49.262234">
            <text:p>49.262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Pfersingberg Grand Cru 2015 Domaine Schöpfer Elsas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nfj9mpfvd4fks16pjd</text:p>
          </table:table-cell>
          <table:table-cell office:value-type="string">
            <text:p>WHITE</text:p>
          </table:table-cell>
          <table:table-cell office:value-type="string">
            <text:p>Riesling Alsace Grand Cru ''''Pfersigberg''''</text:p>
          </table:table-cell>
          <table:table-cell office:value-type="string">
            <text:p>Domaine Schoepfer</text:p>
          </table:table-cell>
          <table:table-cell office:value-type="float" office:value="38.759995">
            <text:p>38.759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ncerre Chéne Marchand 2020 Dominique Ro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dcyk8k6m8w6eaktc1</text:p>
          </table:table-cell>
          <table:table-cell office:value-type="string">
            <text:p>WHITE</text:p>
          </table:table-cell>
          <table:table-cell office:value-type="string">
            <text:p>Chêne Marchand Sancerre Blanc</text:p>
          </table:table-cell>
          <table:table-cell office:value-type="string">
            <text:p>Dominique Roger</text:p>
          </table:table-cell>
          <table:table-cell office:value-type="float" office:value="50.782333">
            <text:p>50.7823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elon de Bourgogne Clisson 2014 Bruno Cormera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yxxce45yggmhjca0b</text:p>
          </table:table-cell>
          <table:table-cell office:value-type="string">
            <text:p>WHITE</text:p>
          </table:table-cell>
          <table:table-cell office:value-type="string">
            <text:p>Clisson</text:p>
          </table:table-cell>
          <table:table-cell office:value-type="string">
            <text:p>Bruno Cormerais</text:p>
          </table:table-cell>
          <table:table-cell office:value-type="float" office:value="48.77217">
            <text:p>48.772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eursault Les Narvaux 2020 Les Parcellaires de Saul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ddg1q9893s2d08cewj</text:p>
          </table:table-cell>
          <table:table-cell office:value-type="string">
            <text:p>WHITE</text:p>
          </table:table-cell>
          <table:table-cell office:value-type="string">
            <text:p>Meursault 'Les Narvaux'</text:p>
          </table:table-cell>
          <table:table-cell office:value-type="string">
            <text:p>Les Parcellaires de Saulx</text:p>
          </table:table-cell>
          <table:table-cell office:value-type="float" office:value="65.218254">
            <text:p>65.2182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eursault 2021 Antoine Jobar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63tftd2n32pad3hdf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Francois et Antoine Jobard</text:p>
          </table:table-cell>
          <table:table-cell office:value-type="float" office:value="33.078606">
            <text:p>33.0786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ourgogne Hautes-Cótes de Beaune 2022 Emmanuel Roug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f60x0vgc6r6976h3z</text:p>
          </table:table-cell>
          <table:table-cell office:value-type="string">
            <text:p>WHITE</text:p>
          </table:table-cell>
          <table:table-cell office:value-type="string">
            <text:p>Bourgogne Hautes-Côtes de Beaune Blanc</text:p>
          </table:table-cell>
          <table:table-cell office:value-type="string">
            <text:p>Emmanuel Rouget</text:p>
          </table:table-cell>
          <table:table-cell office:value-type="float" office:value="51.65652">
            <text:p>51.656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uligny Montrachet Les Demoiselles 2020 Philippe Col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ya6jeh47bdb4wvxve</text:p>
          </table:table-cell>
          <table:table-cell office:value-type="string">
            <text:p>WHITE</text:p>
          </table:table-cell>
          <table:table-cell office:value-type="string">
            <text:p>Puligny-Montrachet Premier Cru 'Les Demoiselles'</text:p>
          </table:table-cell>
          <table:table-cell office:value-type="string">
            <text:p>Philippe Colin</text:p>
          </table:table-cell>
          <table:table-cell office:value-type="float" office:value="46.228886">
            <text:p>46.2288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uligny Montrachet 2021 Bachelet-Monno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cqxmz0pdk4q2xhszz5</text:p>
          </table:table-cell>
          <table:table-cell office:value-type="string">
            <text:p>WHITE</text:p>
          </table:table-cell>
          <table:table-cell office:value-type="string">
            <text:p>Puligny-Montrachet</text:p>
          </table:table-cell>
          <table:table-cell office:value-type="string">
            <text:p>Bachelet-Monnot</text:p>
          </table:table-cell>
          <table:table-cell office:value-type="float" office:value="51.730118">
            <text:p>51.730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1er Cru 2022 Vaillons Serv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6zm0vvk87zepnhe4t</text:p>
          </table:table-cell>
          <table:table-cell office:value-type="string">
            <text:p>WHITE</text:p>
          </table:table-cell>
          <table:table-cell office:value-type="string">
            <text:p>Chablis 1er Cru 'Vaillons'</text:p>
          </table:table-cell>
          <table:table-cell office:value-type="string">
            <text:p>Marcel Servin</text:p>
          </table:table-cell>
          <table:table-cell office:value-type="float" office:value="41.32935">
            <text:p>41.32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Vaillon 1er Cru 2022 Moreau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68zgj9zgeqrr1vbe8</text:p>
          </table:table-cell>
          <table:table-cell office:value-type="string">
            <text:p>WHITE</text:p>
          </table:table-cell>
          <table:table-cell office:value-type="string">
            <text:p>Chablis 1er Cru 'Vaillons'</text:p>
          </table:table-cell>
          <table:table-cell office:value-type="string">
            <text:p>Pascal Moreau</text:p>
          </table:table-cell>
          <table:table-cell office:value-type="float" office:value="33.90074">
            <text:p>33.90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Grand Cru Vaudésir 2020 Adrien Besso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zn9vyfmhdfer1cgyp</text:p>
          </table:table-cell>
          <table:table-cell office:value-type="string">
            <text:p>WHITE</text:p>
          </table:table-cell>
          <table:table-cell office:value-type="string">
            <text:p>Chablis Grand Cru 'Vaudésir'</text:p>
          </table:table-cell>
          <table:table-cell office:value-type="string">
            <text:p>Domaine Adrien Besson</text:p>
          </table:table-cell>
          <table:table-cell office:value-type="float" office:value="50.563408">
            <text:p>50.5634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Premier Cru Montmains 2021 Gérard Dupless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yva99hs4tf6p20cdh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Gerard Duplessis</text:p>
          </table:table-cell>
          <table:table-cell office:value-type="float" office:value="56.556767">
            <text:p>56.556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Premier Cru Montmains 2018 Gérard Dupless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4yva99hs4tf6p20cdh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Gerard Duplessis</text:p>
          </table:table-cell>
          <table:table-cell office:value-type="float" office:value="56.556767">
            <text:p>56.556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Premier Cru Cóte de Léchet 2022 Thierry Laffa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n4g5xw5p0ffd4jgjr</text:p>
          </table:table-cell>
          <table:table-cell office:value-type="string">
            <text:p>WHITE</text:p>
          </table:table-cell>
          <table:table-cell office:value-type="string">
            <text:p>Chablis 1er Cru 'Côte de Lechet'</text:p>
          </table:table-cell>
          <table:table-cell office:value-type="string">
            <text:p>Thierry Laffay</text:p>
          </table:table-cell>
          <table:table-cell office:value-type="float" office:value="56.13365">
            <text:p>56.133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áteauneuf-du-Pape Les Cailloux 2021 André Brune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wnyecwhbkskdbbeys6</text:p>
          </table:table-cell>
          <table:table-cell office:value-type="string">
            <text:p>WHITE</text:p>
          </table:table-cell>
          <table:table-cell office:value-type="string">
            <text:p>Les Cailloux Châteauneuf-du-Pape Blanc</text:p>
          </table:table-cell>
          <table:table-cell office:value-type="string">
            <text:p>André Brunel</text:p>
          </table:table-cell>
          <table:table-cell office:value-type="float" office:value="52.339462">
            <text:p>52.339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Vieilles Vignes Arbois 2020 Amelie Guillot J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tz8cmdzz9ycdj3cz3h</text:p>
          </table:table-cell>
          <table:table-cell office:value-type="string">
            <text:p>WHITE</text:p>
          </table:table-cell>
          <table:table-cell office:value-type="string">
            <text:p>Vieilles Vignes Chardonnay Arbois</text:p>
          </table:table-cell>
          <table:table-cell office:value-type="string">
            <text:p>Amelie Guillot</text:p>
          </table:table-cell>
          <table:table-cell office:value-type="float" office:value="54.624413">
            <text:p>54.624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vagnin L'Etoile 2019 Domaine de Montbourgeau J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rdfswd7xfqgg0sn283</text:p>
          </table:table-cell>
          <table:table-cell office:value-type="string">
            <text:p>WHITE</text:p>
          </table:table-cell>
          <table:table-cell office:value-type="string">
            <text:p>Savagnin L'Étoile</text:p>
          </table:table-cell>
          <table:table-cell office:value-type="string">
            <text:p>Domaine de Montbourgeau</text:p>
          </table:table-cell>
          <table:table-cell office:value-type="float" office:value="50.393646">
            <text:p>50.393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vagnin L'Etoile 2018 Domaine de Montbourgeau J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rdfswd7xfqgg0sn283</text:p>
          </table:table-cell>
          <table:table-cell office:value-type="string">
            <text:p>WHITE</text:p>
          </table:table-cell>
          <table:table-cell office:value-type="string">
            <text:p>Savagnin L'Étoile</text:p>
          </table:table-cell>
          <table:table-cell office:value-type="string">
            <text:p>Domaine de Montbourgeau</text:p>
          </table:table-cell>
          <table:table-cell office:value-type="float" office:value="50.393646">
            <text:p>50.393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ourgogne Aligolé Antichtone 2021 Benoit Ent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rjsm45b4nzm7690wr</text:p>
          </table:table-cell>
          <table:table-cell office:value-type="string">
            <text:p>WHITE</text:p>
          </table:table-cell>
          <table:table-cell office:value-type="string">
            <text:p>Bourgogne Aligoté "Antichtone"</text:p>
          </table:table-cell>
          <table:table-cell office:value-type="string">
            <text:p>Benoît Ente</text:p>
          </table:table-cell>
          <table:table-cell office:value-type="float" office:value="56.809982">
            <text:p>56.809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ourgogne Blanc 2021 Benoit Ent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600">
            <text:p>15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2gjqf1tb707f1v25s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Benoît Ente</text:p>
          </table:table-cell>
          <table:table-cell office:value-type="float" office:value="39.90249">
            <text:p>39.902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er Malanders 2023 Pitzner Kardau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n8r40k0037vrje2g</text:p>
          </table:table-cell>
          <table:table-cell office:value-type="string">
            <text:p>RED</text:p>
          </table:table-cell>
          <table:table-cell office:value-type="string">
            <text:p>St. Magdalener Malanders</text:p>
          </table:table-cell>
          <table:table-cell office:value-type="string">
            <text:p>Pitzner</text:p>
          </table:table-cell>
          <table:table-cell office:value-type="float" office:value="54.640907">
            <text:p>54.640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Upupa Rot 2019 Martin Abraham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hgfb6v60mx3bynph</text:p>
          </table:table-cell>
          <table:table-cell office:value-type="string">
            <text:p>RED</text:p>
          </table:table-cell>
          <table:table-cell office:value-type="string">
            <text:p>Vernatsch Upupa Rot</text:p>
          </table:table-cell>
          <table:table-cell office:value-type="string">
            <text:p>Weingut Abraham</text:p>
          </table:table-cell>
          <table:table-cell office:value-type="float" office:value="51.06208">
            <text:p>51.06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Arena 2018 Oberstein Tscherm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25pnzwr52603arj4n</text:p>
          </table:table-cell>
          <table:table-cell office:value-type="string">
            <text:p>RED</text:p>
          </table:table-cell>
          <table:table-cell office:value-type="string">
            <text:p>Arena</text:p>
          </table:table-cell>
          <table:table-cell office:value-type="string">
            <text:p>Weingut Oberstein</text:p>
          </table:table-cell>
          <table:table-cell office:value-type="float" office:value="36.28001">
            <text:p>36.280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Mediaevum 2021 Gump Hof Völs am Schl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88qdw8ycweav41nx</text:p>
          </table:table-cell>
          <table:table-cell office:value-type="string">
            <text:p>RED</text:p>
          </table:table-cell>
          <table:table-cell office:value-type="string">
            <text:p>Mediaevum Vernatsch</text:p>
          </table:table-cell>
          <table:table-cell office:value-type="string">
            <text:p>Markus Prackwieser Gump Hof</text:p>
          </table:table-cell>
          <table:table-cell office:value-type="float" office:value="49.06877">
            <text:p>49.06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Riserva Matan 2020 Pfitscher Mont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41.479008">
            <text:p>41.4790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Vom Roten Kalk 2020 Martin Abraham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gr0k98y78rggb3b5spqys</text:p>
          </table:table-cell>
          <table:table-cell office:value-type="string">
            <text:p>RED</text:p>
          </table:table-cell>
          <table:table-cell office:value-type="string">
            <text:p>Blauburgunder Vom Roten Kalk</text:p>
          </table:table-cell>
          <table:table-cell office:value-type="string">
            <text:p>Weingut Abraham</text:p>
          </table:table-cell>
          <table:table-cell office:value-type="float" office:value="49.626007">
            <text:p>49.6260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Mason di Mason 2018 Manincor Kalterer Se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1.93383">
            <text:p>41.93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Riserva 2017 Schloss Englar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fe5xvnmde167tj4s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Schloss Englar</text:p>
          </table:table-cell>
          <table:table-cell office:value-type="float" office:value="39.29029">
            <text:p>39.290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Marith 2023 Kornell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ncahyxces2qf6h54</text:p>
          </table:table-cell>
          <table:table-cell office:value-type="string">
            <text:p>RED</text:p>
          </table:table-cell>
          <table:table-cell office:value-type="string">
            <text:p>Marith Blauburgunder</text:p>
          </table:table-cell>
          <table:table-cell office:value-type="string">
            <text:p>Kornell</text:p>
          </table:table-cell>
          <table:table-cell office:value-type="float" office:value="44.637836">
            <text:p>44.637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Noir 2007 Doná Tscherm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rk7a80zrkkerg6kf</text:p>
          </table:table-cell>
          <table:table-cell office:value-type="string">
            <text:p>RED</text:p>
          </table:table-cell>
          <table:table-cell office:value-type="string">
            <text:p>Pinot Noir Donà Noir</text:p>
          </table:table-cell>
          <table:table-cell office:value-type="string">
            <text:p>Hartmann Donà</text:p>
          </table:table-cell>
          <table:table-cell office:value-type="float" office:value="24.750622">
            <text:p>24.750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Pigeno 2021 Strob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44.188896">
            <text:p>44.1888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Reneussance 2019 Gump Hof Völs am Schl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get8dmbvd77ajgnjr</text:p>
          </table:table-cell>
          <table:table-cell office:value-type="string">
            <text:p>RED</text:p>
          </table:table-cell>
          <table:table-cell office:value-type="string">
            <text:p>Renaissance Pinot Noir</text:p>
          </table:table-cell>
          <table:table-cell office:value-type="string">
            <text:p>Markus Prackwieser Gump Hof</text:p>
          </table:table-cell>
          <table:table-cell office:value-type="float" office:value="30.682722">
            <text:p>30.6827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2021 Pitzner Kardau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y8w9bzymra06agn44pq3</text:p>
          </table:table-cell>
          <table:table-cell office:value-type="string">
            <text:p>RED</text:p>
          </table:table-cell>
          <table:table-cell office:value-type="string">
            <text:p>Merlot MR</text:p>
          </table:table-cell>
          <table:table-cell office:value-type="string">
            <text:p>Pitzner</text:p>
          </table:table-cell>
          <table:table-cell office:value-type="float" office:value="33.35624">
            <text:p>33.35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erva Staffes 2020 Kornell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3.345943">
            <text:p>43.345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Brenntal 2017 Kellerei Kurtats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3jqyte3xnm7ksftt</text:p>
          </table:table-cell>
          <table:table-cell office:value-type="string">
            <text:p>RED</text:p>
          </table:table-cell>
          <table:table-cell office:value-type="string">
            <text:p>Brenntal Merlot Riserva</text:p>
          </table:table-cell>
          <table:table-cell office:value-type="string">
            <text:p>Cantina Kurtatsch</text:p>
          </table:table-cell>
          <table:table-cell office:value-type="float" office:value="36.12238">
            <text:p>36.12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2020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7.49852">
            <text:p>57.498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2022 Fateni Salurnis Salu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3xf2gcrtwq0tecw1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Salurnis</text:p>
          </table:table-cell>
          <table:table-cell office:value-type="float" office:value="43.80198">
            <text:p>43.801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Taber 2020 Kellerei Boz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7.27826">
            <text:p>47.278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2021 Franz Gojer Karn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Franz Gojer – Glögglhof</text:p>
          </table:table-cell>
          <table:table-cell office:value-type="float" office:value="43.46739">
            <text:p>43.46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Anticus Riserva (M/CS) 2019 Nals-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2.267647">
            <text:p>52.267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Anticus Riserva (M/CS) 2018 Nals-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2.267647">
            <text:p>52.267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Staffelfeld (CS/M) 2019 Baron Widmann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4.59281">
            <text:p>44.592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Iugum (M/CS) 2017 Dipoli Neumark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7.728733">
            <text:p>37.728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Iugum (M/CS) 2015 Dipoli Neumark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37.728733">
            <text:p>37.728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Zeder (M/CS/L) 2021 Kornell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19628b930zb0hnjke</text:p>
          </table:table-cell>
          <table:table-cell office:value-type="string">
            <text:p>RED</text:p>
          </table:table-cell>
          <table:table-cell office:value-type="string">
            <text:p>Zeder</text:p>
          </table:table-cell>
          <table:table-cell office:value-type="string">
            <text:p>Kornell</text:p>
          </table:table-cell>
          <table:table-cell office:value-type="float" office:value="40.577297">
            <text:p>40.577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Hexagon (CS/M/CF/S/PV) 2021 Pitzner Kardau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4qs0tdg1e56bfctkfxpjm</text:p>
          </table:table-cell>
          <table:table-cell office:value-type="string">
            <text:p>RED</text:p>
          </table:table-cell>
          <table:table-cell office:value-type="string">
            <text:p>Hexagon HX</text:p>
          </table:table-cell>
          <table:table-cell office:value-type="string">
            <text:p>Pitzner</text:p>
          </table:table-cell>
          <table:table-cell office:value-type="float" office:value="43.592663">
            <text:p>43.5926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Mauritius (L/M) 2020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6.486717">
            <text:p>36.486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Cassiano (M/CF/T/CS/PV/SY) 2021 Manincor Kalterer Se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1.69553">
            <text:p>41.69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fränkisch Leithaberg 2017 Heinrich Burgenland, Öster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4eva648qpb44f6jq</text:p>
          </table:table-cell>
          <table:table-cell office:value-type="string">
            <text:p>RED</text:p>
          </table:table-cell>
          <table:table-cell office:value-type="string">
            <text:p>Blaufränkisch Leithaberg</text:p>
          </table:table-cell>
          <table:table-cell office:value-type="string">
            <text:p>Heinrich</text:p>
          </table:table-cell>
          <table:table-cell office:value-type="float" office:value="37.936573">
            <text:p>37.936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Z/M/CS) Admiral 2015 Pöckl Burgenland, Öster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apvjpqs6tw8g96ce9</text:p>
          </table:table-cell>
          <table:table-cell office:value-type="string">
            <text:p>RED</text:p>
          </table:table-cell>
          <table:table-cell office:value-type="string">
            <text:p>Admiral</text:p>
          </table:table-cell>
          <table:table-cell office:value-type="string">
            <text:p>Weingut Pöckl</text:p>
          </table:table-cell>
          <table:table-cell office:value-type="float" office:value="37.092148">
            <text:p>37.092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hiraz Kalimna Bin 28 2017 Penfolds, Austra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nh4ynj2qd1y74xgxa</text:p>
          </table:table-cell>
          <table:table-cell office:value-type="string">
            <text:p>RED</text:p>
          </table:table-cell>
          <table:table-cell office:value-type="string">
            <text:p>Bin 28 Shiraz</text:p>
          </table:table-cell>
          <table:table-cell office:value-type="string">
            <text:p>Penfolds</text:p>
          </table:table-cell>
          <table:table-cell office:value-type="float" office:value="43.84331">
            <text:p>43.84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Ocean Eight 2014 Mike Aylward, Austra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bvdjvwgbxc6dmbpkr4</text:p>
          </table:table-cell>
          <table:table-cell office:value-type="string">
            <text:p>RED</text:p>
          </table:table-cell>
          <table:table-cell office:value-type="string">
            <text:p>Aylward Pinot Noir</text:p>
          </table:table-cell>
          <table:table-cell office:value-type="string">
            <text:p>Ocean Eight</text:p>
          </table:table-cell>
          <table:table-cell office:value-type="float" office:value="58.242508">
            <text:p>58.2425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Zinfandel Founders Estate 2018 Beringer, Kaliforn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tg6ddt5b4zpfnzsk0</text:p>
          </table:table-cell>
          <table:table-cell office:value-type="string">
            <text:p>RED</text:p>
          </table:table-cell>
          <table:table-cell office:value-type="string">
            <text:p>Zinfandel Founders' Estate</text:p>
          </table:table-cell>
          <table:table-cell office:value-type="string">
            <text:p>Beringer</text:p>
          </table:table-cell>
          <table:table-cell office:value-type="float" office:value="42.569992">
            <text:p>42.5699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 Bello (CS) 2018 Ridge, Kaliforn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1000">
            <text:p>4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9z4e1n3fw0y1mfrx5</text:p>
          </table:table-cell>
          <table:table-cell office:value-type="string">
            <text:p>RED</text:p>
          </table:table-cell>
          <table:table-cell office:value-type="string">
            <text:p>Monte Bello</text:p>
          </table:table-cell>
          <table:table-cell office:value-type="string">
            <text:p>Ridge Vineyards</text:p>
          </table:table-cell>
          <table:table-cell office:value-type="float" office:value="29.732775">
            <text:p>29.732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pätburgunder Tradition 2021 Künstler Rheing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m9qbttyngbx06ey4e</text:p>
          </table:table-cell>
          <table:table-cell office:value-type="string">
            <text:p>RED</text:p>
          </table:table-cell>
          <table:table-cell office:value-type="string">
            <text:p>Spätburgunder Tradition</text:p>
          </table:table-cell>
          <table:table-cell office:value-type="string">
            <text:p>Künstler</text:p>
          </table:table-cell>
          <table:table-cell office:value-type="float" office:value="35.633858">
            <text:p>35.6338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pätburgunder Eichberg Große Lage 2017 Keller Bad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8bnghpc9jkdvhy9e</text:p>
          </table:table-cell>
          <table:table-cell office:value-type="string">
            <text:p>RED</text:p>
          </table:table-cell>
          <table:table-cell office:value-type="string">
            <text:p>Eichberg Spätburgunder GG</text:p>
          </table:table-cell>
          <table:table-cell office:value-type="string">
            <text:p>Franz Keller</text:p>
          </table:table-cell>
          <table:table-cell office:value-type="float" office:value="27.963362">
            <text:p>27.9633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pätburgunder Malterdinger Alte Reben 2021 Bernhard Huber Bad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nszxzmm8eqpz3qec</text:p>
          </table:table-cell>
          <table:table-cell office:value-type="string">
            <text:p>RED</text:p>
          </table:table-cell>
          <table:table-cell office:value-type="string">
            <text:p>Malterdinger Alte Reben Spätburgunder</text:p>
          </table:table-cell>
          <table:table-cell office:value-type="string">
            <text:p>Bernhard Huber</text:p>
          </table:table-cell>
          <table:table-cell office:value-type="float" office:value="52.64037">
            <text:p>52.64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pätburgunder Bürgstadter 2019 Fürst Frank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642p76fd7t6cy8q1qz</text:p>
          </table:table-cell>
          <table:table-cell office:value-type="string">
            <text:p>RED</text:p>
          </table:table-cell>
          <table:table-cell office:value-type="string">
            <text:p>Bürgstadter Spätburgunder</text:p>
          </table:table-cell>
          <table:table-cell office:value-type="string">
            <text:p>Rudolf Fürst</text:p>
          </table:table-cell>
          <table:table-cell office:value-type="float" office:value="35.54452">
            <text:p>35.54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pätburgunder Bürgstadter 2017 Fürst Fran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642p76fd7t6cy8q1qz</text:p>
          </table:table-cell>
          <table:table-cell office:value-type="string">
            <text:p>RED</text:p>
          </table:table-cell>
          <table:table-cell office:value-type="string">
            <text:p>Bürgstadter Spätburgunder</text:p>
          </table:table-cell>
          <table:table-cell office:value-type="string">
            <text:p>Rudolf Fürst</text:p>
          </table:table-cell>
          <table:table-cell office:value-type="float" office:value="35.54452">
            <text:p>35.544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Granato 2018 Foradori Trentin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46.7759">
            <text:p>46.77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Ca' Coato 2017 Antolini Valpoli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47922s6s3r1611m90</text:p>
          </table:table-cell>
          <table:table-cell office:value-type="string">
            <text:p>RED</text:p>
          </table:table-cell>
          <table:table-cell office:value-type="string">
            <text:p>Ca' Coato Amarone della Valpolicella Classico</text:p>
          </table:table-cell>
          <table:table-cell office:value-type="string">
            <text:p>Antolini</text:p>
          </table:table-cell>
          <table:table-cell office:value-type="float" office:value="46.91026">
            <text:p>46.910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Montestefano 2014 Rivell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apd55qwnd8bnh4482</text:p>
          </table:table-cell>
          <table:table-cell office:value-type="string">
            <text:p>RED</text:p>
          </table:table-cell>
          <table:table-cell office:value-type="string">
            <text:p>Montestefano Barbaresco</text:p>
          </table:table-cell>
          <table:table-cell office:value-type="string">
            <text:p>Rivella Serafino</text:p>
          </table:table-cell>
          <table:table-cell office:value-type="float" office:value="45.539505">
            <text:p>45.539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Vigneto Starderi 2010 La Spinett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r8x6xkcszst5x4e05</text:p>
          </table:table-cell>
          <table:table-cell office:value-type="string">
            <text:p>RED</text:p>
          </table:table-cell>
          <table:table-cell office:value-type="string">
            <text:p>Barbaresco Vürsù Starderi</text:p>
          </table:table-cell>
          <table:table-cell office:value-type="string">
            <text:p>La Spinetta</text:p>
          </table:table-cell>
          <table:table-cell office:value-type="float" office:value="45.904827">
            <text:p>45.9048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Ronchi 2020 Albino Rocco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9vs38cdsxgkcay8d</text:p>
          </table:table-cell>
          <table:table-cell office:value-type="string">
            <text:p>RED</text:p>
          </table:table-cell>
          <table:table-cell office:value-type="string">
            <text:p>Barbaresco Vigneto Brich Ronchi</text:p>
          </table:table-cell>
          <table:table-cell office:value-type="string">
            <text:p>Albino Rocca</text:p>
          </table:table-cell>
          <table:table-cell office:value-type="float" office:value="45.059357">
            <text:p>45.059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Ronchi Riserva 2016 Albino Rocc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8700">
            <text:p>18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4wg7hhbwywecs90z</text:p>
          </table:table-cell>
          <table:table-cell office:value-type="string">
            <text:p>RED</text:p>
          </table:table-cell>
          <table:table-cell office:value-type="string">
            <text:p>Barbaresco Vigneto Brich Ronchi Riserva</text:p>
          </table:table-cell>
          <table:table-cell office:value-type="string">
            <text:p>Albino Rocca</text:p>
          </table:table-cell>
          <table:table-cell office:value-type="float" office:value="49.219246">
            <text:p>49.219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Ronchi Riserva 2019 Albino Rocc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700">
            <text:p>18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4wg7hhbwywecs90z</text:p>
          </table:table-cell>
          <table:table-cell office:value-type="string">
            <text:p>RED</text:p>
          </table:table-cell>
          <table:table-cell office:value-type="string">
            <text:p>Barbaresco Vigneto Brich Ronchi Riserva</text:p>
          </table:table-cell>
          <table:table-cell office:value-type="string">
            <text:p>Albino Rocca</text:p>
          </table:table-cell>
          <table:table-cell office:value-type="float" office:value="49.219246">
            <text:p>49.219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2014 Angelo Gaj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37000">
            <text:p>37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93484">
            <text:p>33.93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Sassella Riserva 2018 Clos Convento San Lorenzo Valtell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n26s9gp6eqf2cftet</text:p>
          </table:table-cell>
          <table:table-cell office:value-type="string">
            <text:p>RED</text:p>
          </table:table-cell>
          <table:table-cell office:value-type="string">
            <text:p>Clos Convento San Lorenzo Sassella Riserva</text:p>
          </table:table-cell>
          <table:table-cell office:value-type="string">
            <text:p>Convento San Lorenzo</text:p>
          </table:table-cell>
          <table:table-cell office:value-type="float" office:value="69.61603">
            <text:p>69.61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Gattinara 2020 Travaglini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wjgcss9qwt3q80az</text:p>
          </table:table-cell>
          <table:table-cell office:value-type="string">
            <text:p>RED</text:p>
          </table:table-cell>
          <table:table-cell office:value-type="string">
            <text:p>Nebbiolo Gattinara</text:p>
          </table:table-cell>
          <table:table-cell office:value-type="string">
            <text:p>Travaglini</text:p>
          </table:table-cell>
          <table:table-cell office:value-type="float" office:value="45.35174">
            <text:p>45.35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Anphora 2021 Rév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55hzyzvm3q29kdngrj</text:p>
          </table:table-cell>
          <table:table-cell office:value-type="string">
            <text:p>RED</text:p>
          </table:table-cell>
          <table:table-cell office:value-type="string">
            <text:p>Nebbiolo d'Alba Amphora</text:p>
          </table:table-cell>
          <table:table-cell office:value-type="string">
            <text:p>Réva</text:p>
          </table:table-cell>
          <table:table-cell office:value-type="float" office:value="42.96579">
            <text:p>42.965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2009 Ciabot Mentin Domenico Clerico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x1pd68wsczr6dxmm</text:p>
          </table:table-cell>
          <table:table-cell office:value-type="string">
            <text:p>RED</text:p>
          </table:table-cell>
          <table:table-cell office:value-type="string">
            <text:p>Barolo Ciabot Mentin</text:p>
          </table:table-cell>
          <table:table-cell office:value-type="string">
            <text:p>Domenico Clerico</text:p>
          </table:table-cell>
          <table:table-cell office:value-type="float" office:value="58.088078">
            <text:p>58.0880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essona 2018 Proprietá Sperino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8pdr2jkf1z6h88xw</text:p>
          </table:table-cell>
          <table:table-cell office:value-type="string">
            <text:p>RED</text:p>
          </table:table-cell>
          <table:table-cell office:value-type="string">
            <text:p>Nebbiolo Lessona</text:p>
          </table:table-cell>
          <table:table-cell office:value-type="string">
            <text:p>Proprieta Sperino</text:p>
          </table:table-cell>
          <table:table-cell office:value-type="float" office:value="65.514854">
            <text:p>65.5148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onteisa 2015 Gaj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1000">
            <text:p>6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cr6xzdrpj8vew8tg</text:p>
          </table:table-cell>
          <table:table-cell office:value-type="string">
            <text:p>RED</text:p>
          </table:table-cell>
          <table:table-cell office:value-type="string">
            <text:p>Barolo Conteisa</text:p>
          </table:table-cell>
          <table:table-cell office:value-type="string">
            <text:p>Gaja</text:p>
          </table:table-cell>
          <table:table-cell office:value-type="float" office:value="42.37905">
            <text:p>42.37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Ravera 2019 Revá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d8h17atjwcw3rxm0</text:p>
          </table:table-cell>
          <table:table-cell office:value-type="string">
            <text:p>RED</text:p>
          </table:table-cell>
          <table:table-cell office:value-type="string">
            <text:p>Barolo Ravera</text:p>
          </table:table-cell>
          <table:table-cell office:value-type="string">
            <text:p>Réva</text:p>
          </table:table-cell>
          <table:table-cell office:value-type="float" office:value="41.711983">
            <text:p>41.711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nghe Virtus (Barbera/CS) 2011 Marchesi di Gresy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e81pgbp99wkvwda5</text:p>
          </table:table-cell>
          <table:table-cell office:value-type="string">
            <text:p>RED</text:p>
          </table:table-cell>
          <table:table-cell office:value-type="string">
            <text:p>Langhe Virtus Rosso</text:p>
          </table:table-cell>
          <table:table-cell office:value-type="string">
            <text:p>Marchesi di Gresy</text:p>
          </table:table-cell>
          <table:table-cell office:value-type="float" office:value="49.32615">
            <text:p>49.32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Riserva Illuminati 2001 Zanna Abruzzen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1qg4bhv387yd3wafv7</text:p>
          </table:table-cell>
          <table:table-cell office:value-type="string">
            <text:p>RED</text:p>
          </table:table-cell>
          <table:table-cell office:value-type="string">
            <text:p>Montepulciano d'Abruzzo Riserva Zanna</text:p>
          </table:table-cell>
          <table:table-cell office:value-type="string">
            <text:p>Illuminati</text:p>
          </table:table-cell>
          <table:table-cell office:value-type="float" office:value="44.762733">
            <text:p>44.762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falco Sagrantino Bio 2017 Di Filippo Umbr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k0htpkkja1xsmfykq</text:p>
          </table:table-cell>
          <table:table-cell office:value-type="string">
            <text:p>RED</text:p>
          </table:table-cell>
          <table:table-cell office:value-type="string">
            <text:p>Montefalco Sagrantino</text:p>
          </table:table-cell>
          <table:table-cell office:value-type="string">
            <text:p>Di Filippo</text:p>
          </table:table-cell>
          <table:table-cell office:value-type="float" office:value="43.504204">
            <text:p>43.504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2020 Podere della Civettaja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dg5jnsq4c0k9caa4g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Podere della Civettaja</text:p>
          </table:table-cell>
          <table:table-cell office:value-type="float" office:value="49.63246">
            <text:p>49.63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 2019 Il Colle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9sj11b2gps89mxk4x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Il Colle</text:p>
          </table:table-cell>
          <table:table-cell office:value-type="float" office:value="40.513138">
            <text:p>40.5131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2018 Pietroso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jwmgbe35h4tt83j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ietroso</text:p>
          </table:table-cell>
          <table:table-cell office:value-type="float" office:value="46.151947">
            <text:p>46.151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2016 Pietroso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jwmgbe35h4tt83j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ietroso</text:p>
          </table:table-cell>
          <table:table-cell office:value-type="float" office:value="46.151947">
            <text:p>46.151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2015 Pietroso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jwmgbe35h4tt83j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ietroso</text:p>
          </table:table-cell>
          <table:table-cell office:value-type="float" office:value="46.151947">
            <text:p>46.151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2014 Il Paradiso di Manfredi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sahzfkv8pft8yj3h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Il Paradiso di Manfredi</text:p>
          </table:table-cell>
          <table:table-cell office:value-type="float" office:value="62.380928">
            <text:p>62.3809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2020 Tenuta di Carleone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22exh7f0b33wnvx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Tenuta di Carleone</text:p>
          </table:table-cell>
          <table:table-cell office:value-type="float" office:value="43.460484">
            <text:p>43.460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2019 Tenuta di Carleone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22exh7f0b33wnvx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Tenuta di Carleone</text:p>
          </table:table-cell>
          <table:table-cell office:value-type="float" office:value="43.460484">
            <text:p>43.4604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2021 Boundonno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byywcyz09qk15zf59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Buondonno</text:p>
          </table:table-cell>
          <table:table-cell office:value-type="float" office:value="39.094208">
            <text:p>39.094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CF/CS) Poggio alle Nane 2020 Le Mortelle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 Maremma Toscana</text:p>
          </table:table-cell>
          <table:table-cell office:value-type="string">
            <text:p>Le Mortelle</text:p>
          </table:table-cell>
          <table:table-cell office:value-type="float" office:value="51.037807">
            <text:p>51.0378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(CS/S) Villa Conversino 2020 Di Filippo Umbr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ykn6ywqncew24rabrc</text:p>
          </table:table-cell>
          <table:table-cell office:value-type="string">
            <text:p>RED</text:p>
          </table:table-cell>
          <table:table-cell office:value-type="string">
            <text:p>Villa Conversino Umbria Rosso</text:p>
          </table:table-cell>
          <table:table-cell office:value-type="string">
            <text:p>Di Filippo</text:p>
          </table:table-cell>
          <table:table-cell office:value-type="float" office:value="46.815357">
            <text:p>46.815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CS/CF/M) Dott. Palazzolo 2021 Ronco del Gnemiz Friau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5ygf91b7gsktr69sy</text:p>
          </table:table-cell>
          <table:table-cell office:value-type="string">
            <text:p>RED</text:p>
          </table:table-cell>
          <table:table-cell office:value-type="string">
            <text:p>Dott. Palazzolo</text:p>
          </table:table-cell>
          <table:table-cell office:value-type="string">
            <text:p>Ronco del Gnemiz</text:p>
          </table:table-cell>
          <table:table-cell office:value-type="float" office:value="62.365444">
            <text:p>62.365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CS/CF/M) Dott. Palazzolo 2020 Ronco del Gnemiz Friau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5ygf91b7gsktr69sy</text:p>
          </table:table-cell>
          <table:table-cell office:value-type="string">
            <text:p>RED</text:p>
          </table:table-cell>
          <table:table-cell office:value-type="string">
            <text:p>Dott. Palazzolo</text:p>
          </table:table-cell>
          <table:table-cell office:value-type="string">
            <text:p>Ronco del Gnemiz</text:p>
          </table:table-cell>
          <table:table-cell office:value-type="float" office:value="62.365444">
            <text:p>62.365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SY/M/S) Colline Lucchesi 2021 Palistorti Di Valgian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j9nb24p6yefrrrpzpv</text:p>
          </table:table-cell>
          <table:table-cell office:value-type="string">
            <text:p>RED</text:p>
          </table:table-cell>
          <table:table-cell office:value-type="string">
            <text:p>Palistorti Colline Lucchesi</text:p>
          </table:table-cell>
          <table:table-cell office:value-type="string">
            <text:p>Tenuta di Valgiano</text:p>
          </table:table-cell>
          <table:table-cell office:value-type="float" office:value="56.349133">
            <text:p>56.349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(CF/M) Il Randaglio 2021 Tenuta di Carleone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3rabe304rt1crh6gk</text:p>
          </table:table-cell>
          <table:table-cell office:value-type="string">
            <text:p>RED</text:p>
          </table:table-cell>
          <table:table-cell office:value-type="string">
            <text:p>Il Randagio</text:p>
          </table:table-cell>
          <table:table-cell office:value-type="string">
            <text:p>Tenuta di Carleone</text:p>
          </table:table-cell>
          <table:table-cell office:value-type="float" office:value="51.67408">
            <text:p>51.674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ourgogne Passetoutgrain 2022 Forey Pére &amp; Fi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33asvkk8y4g6ttyyrc</text:p>
          </table:table-cell>
          <table:table-cell office:value-type="string">
            <text:p>RED</text:p>
          </table:table-cell>
          <table:table-cell office:value-type="string">
            <text:p>Passetoutgrain Bourgogne</text:p>
          </table:table-cell>
          <table:table-cell office:value-type="string">
            <text:p>Domaine Forey Père &amp; Fils</text:p>
          </table:table-cell>
          <table:table-cell office:value-type="float" office:value="42.96739">
            <text:p>42.96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ixin Vieilles Vignes 2021 Humber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jcs42jqyyx3df8p4v</text:p>
          </table:table-cell>
          <table:table-cell office:value-type="string">
            <text:p>RED</text:p>
          </table:table-cell>
          <table:table-cell office:value-type="string">
            <text:p>Vieilles Vignes Fixin</text:p>
          </table:table-cell>
          <table:table-cell office:value-type="string">
            <text:p>Domaine Humbert Frères</text:p>
          </table:table-cell>
          <table:table-cell office:value-type="float" office:value="30.985838">
            <text:p>30.985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Fixin Vieilles Vignes 2020 Humber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jcs42jqyyx3df8p4v</text:p>
          </table:table-cell>
          <table:table-cell office:value-type="string">
            <text:p>RED</text:p>
          </table:table-cell>
          <table:table-cell office:value-type="string">
            <text:p>Vieilles Vignes Fixin</text:p>
          </table:table-cell>
          <table:table-cell office:value-type="string">
            <text:p>Domaine Humbert Frères</text:p>
          </table:table-cell>
          <table:table-cell office:value-type="float" office:value="30.985838">
            <text:p>30.985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vigny-lés-Beaune Pinot Noir Vieilles Vignes 2018 Marecha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6n5tcqz157sgx13t0</text:p>
          </table:table-cell>
          <table:table-cell office:value-type="string">
            <text:p>RED</text:p>
          </table:table-cell>
          <table:table-cell office:value-type="string">
            <text:p>Savigny-lès-Beaune</text:p>
          </table:table-cell>
          <table:table-cell office:value-type="string">
            <text:p>Marechal Caillot</text:p>
          </table:table-cell>
          <table:table-cell office:value-type="float" office:value="36.03019">
            <text:p>36.030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eaune 1er Cru Les Bressandes 2022 Berthelem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ngkzyeb4nf741rve5</text:p>
          </table:table-cell>
          <table:table-cell office:value-type="string">
            <text:p>RED</text:p>
          </table:table-cell>
          <table:table-cell office:value-type="string">
            <text:p>Beaune 1er Cru 'Les Bressandes'</text:p>
          </table:table-cell>
          <table:table-cell office:value-type="string">
            <text:p>Domaine Berthelemot</text:p>
          </table:table-cell>
          <table:table-cell office:value-type="float" office:value="43.475994">
            <text:p>43.4759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ambolle Musigny Pinot Noir 2019 Amiot Servel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n2x8wres2aw13ed3zj</text:p>
          </table:table-cell>
          <table:table-cell office:value-type="string">
            <text:p>RED</text:p>
          </table:table-cell>
          <table:table-cell office:value-type="string">
            <text:p>Chambolle-Musigny Bio</text:p>
          </table:table-cell>
          <table:table-cell office:value-type="string">
            <text:p>Amiot-Servelle</text:p>
          </table:table-cell>
          <table:table-cell office:value-type="float" office:value="56.234047">
            <text:p>56.234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uits-Saint-George Pinot Noir Les Rues de Chaux 2021 Chicot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js1v9eedd0ntwczyva</text:p>
          </table:table-cell>
          <table:table-cell office:value-type="string">
            <text:p>RED</text:p>
          </table:table-cell>
          <table:table-cell office:value-type="string">
            <text:p>Nuits-Saint-Georges Premier Cru Les Rues de Chaux</text:p>
          </table:table-cell>
          <table:table-cell office:value-type="string">
            <text:p>Georges Chicotot</text:p>
          </table:table-cell>
          <table:table-cell office:value-type="float" office:value="58.066242">
            <text:p>58.066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rozes-Hermitage Syrah 2021 Yann Chav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mwbk2b2zv74pnbh11s</text:p>
          </table:table-cell>
          <table:table-cell office:value-type="string">
            <text:p>RED</text:p>
          </table:table-cell>
          <table:table-cell office:value-type="string">
            <text:p>Crozes-Hermitage</text:p>
          </table:table-cell>
          <table:table-cell office:value-type="string">
            <text:p>Yann Chave</text:p>
          </table:table-cell>
          <table:table-cell office:value-type="float" office:value="44.72027">
            <text:p>44.72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áteauneuf-de-Pape Cuvée Centenaire 2015 André Brune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nx7g5van1ke4ky54v</text:p>
          </table:table-cell>
          <table:table-cell office:value-type="string">
            <text:p>RED</text:p>
          </table:table-cell>
          <table:table-cell office:value-type="string">
            <text:p>Les Cailloux Cuvée Centenaire Châteauneuf-du-Pape</text:p>
          </table:table-cell>
          <table:table-cell office:value-type="string">
            <text:p>André Brunel</text:p>
          </table:table-cell>
          <table:table-cell office:value-type="float" office:value="48.55059">
            <text:p>48.550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áteauneuf-de-Pape Les Cailloux 2019 André Brune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gba3rgy1shwxykb4x</text:p>
          </table:table-cell>
          <table:table-cell office:value-type="string">
            <text:p>RED</text:p>
          </table:table-cell>
          <table:table-cell office:value-type="string">
            <text:p>Les Cailloux Châteauneuf-du-Pape</text:p>
          </table:table-cell>
          <table:table-cell office:value-type="string">
            <text:p>André Brunel</text:p>
          </table:table-cell>
          <table:table-cell office:value-type="float" office:value="52.254517">
            <text:p>52.254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ée Vieilles Vignes (SY/G/Mouv.) 2020 Domaine Gauby Roussilo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6tqmk48w4pcmw0jv2b</text:p>
          </table:table-cell>
          <table:table-cell office:value-type="string">
            <text:p>RED</text:p>
          </table:table-cell>
          <table:table-cell office:value-type="string">
            <text:p>Vieilles Vignes Côtes du Roussillon Villages</text:p>
          </table:table-cell>
          <table:table-cell office:value-type="string">
            <text:p>Domaine Gauby</text:p>
          </table:table-cell>
          <table:table-cell office:value-type="float" office:value="39.859608">
            <text:p>39.859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vigny-les-Beaune Pinot Noir 1997 Robert Ampeau et Fil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48avws30024qpw606</text:p>
          </table:table-cell>
          <table:table-cell office:value-type="string">
            <text:p>RED</text:p>
          </table:table-cell>
          <table:table-cell office:value-type="string">
            <text:p>Savigny-lès-Beaune</text:p>
          </table:table-cell>
          <table:table-cell office:value-type="string">
            <text:p>Robert Ampeau et Fils</text:p>
          </table:table-cell>
          <table:table-cell office:value-type="float" office:value="55.86935">
            <text:p>55.86935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auburgunder Fateni 2019 Salurn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auburgunder 2021 Schinterhof Barbi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osecco Superiore Extra Dry Sui Nu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Südtiroler Sekt Pinot Noir 2016 Pfitscher Mont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Trentodoc Brut Nature Oper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mtes de Champagne Prestige Cuveé 2012 Brut Taitting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leur de Craie Brut Nature Barrat-Mass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ramant Grand Cru 2018 Pertois-Moris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Substance Grand Cru Extra Brut Jacques Selos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a Vigne D'Or Blanc de Meuniers Brut Nature Tarla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es Petites Vignes Grand Cru (PN) Brut non dosé Aurore Casano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es jeunes pousses (CH/PN/M) Brut Copin Caut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ssenay D'Arce 2012 (PB) Extra Brut Maison de Vigneron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_ROSE</text:p>
          </table:table-cell>
          <table:table-cell office:value-type="string">
            <text:p>Rosé Premier Cru Extra Brut Lacourte Godbillo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auburgunder Amphore Fluch &amp; Segen 2022 Martin Schgraffer Salu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Sirmian 2021 Nals-Ma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Sandl 2020 Prackfol Völs am Schl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First Lady 2020 Papstlhof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Die Perle 2005 Ansitz Dolomythos Ritt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Aios 2000 Fass 04 Ansitz Dolomytho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Aios 2000 Fass 57 Ansitz Dolomytho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Nova Domus 2019 (WB/CH/SV)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Nova Domus 2018 (WB/CH/SV) Kellerei Terla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Nova Domus 2020 (WB/CH/SV) Kellerei Terlan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osé Mitterberg 2020 Luis Au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Blanc Zieregg 2018 Tement Südsteiermark, Öster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Reserve Santa Cruz Mountains 2016 Mount Eden, Kalifor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ssyrtiko Ftelos 2017 Artemis Karamolegos Santorini, Griechenlan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ura 2014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ura 2013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ura 2012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ankt Nikolaus GG 2021 P.J. Kühn Rheingau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Trocken 2018 Heymann-Löwenstein Mos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Zeltinger Himmelreich Kabinett 2020 Molitor Mose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Ronco Pitotti 2022 La Duline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2021 Jermann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Custoza 2020 Albino Piona, Friaul Venet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rebbiano d'Abruzzo 2020 Valentini, Abruz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rricante Contrada Volpare 2020 Maugeri,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rricante Il Bianco 2022 Buscemi,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rricante Il Bianco 2023 Buscemi,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Bio Quintaine 2019 Guillemot Michel Burgu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ourgogne Blanc 2020 Philippe Bouzereau Burgu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ourgogne Blanc 2021 Michel Bouzereau Burgun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ssagne Montrachet 2020 Philippe Coli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2022 More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Bordeaux Blanc Grand Cru 2019 Malartic Lagraviere Bordeau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Les Graviers 2019 Tissot J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ée (Macabeu/Grenache Blanc) 2020 Gauby Cótes Catalane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enage Blanc Lou Bragalou 2022 Flo Bu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önchhof 2012 Pöckl Burgenland, Öster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mpranillo Reserva 2009 Vina Tondonia Rioja, Span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ée (S/CS/CF) The Echo of G. 2014 Südafrik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vignon Estate 2018 Ridge, Kalifor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pätburgunder JJ 2020 Adeneuer Ah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pätburgunder Kräuterberg GG 2018 Adeneuer Ah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pätburgunder Gärkammer GG 2020 Adeneuer Ah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pätburgunder Jaspis Alte Reben 2013 Ziereisen Bad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Däublin 2019 Ziereisen Bad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umello Valtellina Superiore 2019 I Vitari Valtelli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umello Valtellina Superiore 2021 I Vitari Valtelli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Valtellina 2020 I Vitari Valtell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2022 Albino Rocc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2021 Albino Rocca Piemon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aleo CF 2019 Le Macchiole Bolghe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rio Syrah 2019 Le Macchiole Bolghe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ssorio Merlot 2019 Le Macchiole Bolghe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di Montalcino 2018 Il Colle Tosc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di Montalcino Riserva Lupi e Sirene 2016 Podere le Ripi Tosk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ée (Nerello Mascalese/ Grenache) Tartaraci 2020 Buscemi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ée (Nerello Mascalese/ Grenache) Tartaraci 2019 Buscemi Sizil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on't Ugo 2021 Guadi al Tasso Bolgheri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evrey Chambertin Petite Chapelle 2021 Humbert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uits-Saint-George Pinot Noir Les Saint Georges 2021 Chicot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uits-Saint-George Pinot Noir Les Saint Georges 2020 Chicot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uits-Saint-George Pinot Noir Aux Thorey 2021 Pierre Briss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6400">
            <text:p>16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ommard 2022 Jean-Marc-Bo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Hermitage Syrah 2021 Yann Chav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omerol (CF/M) 2016 Cháteau Cantelauz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